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Object 7/meta.xml"/>
  <manifest:file-entry manifest:media-type="text/xml" manifest:full-path="Object 7/content.xml"/>
  <manifest:file-entry manifest:media-type="text/xml" manifest:full-path="Object 7/styles.xml"/>
  <manifest:file-entry manifest:media-type="application/vnd.oasis.opendocument.chart" manifest:full-path="Object 7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meta.xml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Object 6/meta.xml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8.1598in" svg:height="9.2516in" svg:x="1.5823in" svg:y="15.8673in">
            <draw:object draw:notify-on-update-of-ranges="Sheet1.D5:Sheet1.E6 Sheet1.D7:Sheet1.E18 Sheet1.F5:Sheet1.F6 Sheet1.F7:Sheet1.F18 Sheet1.G5:Sheet1.G6 Sheet1.G7:Sheet1.G18 Sheet1.H5:Sheet1.H6 Sheet1.H7:Sheet1.H18 Sheet1.I5:Sheet1.I6 Sheet1.I7:Sheet1.I18 Sheet1.J5:Sheet1.J6 Sheet1.J7:Sheet1.J18 Sheet1.K5:Sheet1.K6 Sheet1.K7:Sheet1.K18 Sheet1.L5:Sheet1.L6 Sheet1.L7:Sheet1.L1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8.3807in" svg:height="6.522in" svg:x="1.8539in" svg:y="7.8661in">
            <draw:object draw:notify-on-update-of-ranges="Sheet1.D21:Sheet1.E27 Sheet1.F20:Sheet1.F20 Sheet1.F21:Sheet1.F27 Sheet1.G20:Sheet1.G20 Sheet1.G21:Sheet1.G27 Sheet1.H20:Sheet1.H20 Sheet1.H21:Sheet1.H27 Sheet1.I20:Sheet1.I20 Sheet1.I21:Sheet1.I2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8.9343in" svg:height="6.6984in" svg:x="10.2988in" svg:y="7.5331in">
            <draw:object draw:notify-on-update-of-ranges="Sheet1.D29:Sheet1.E35 Sheet1.F28:Sheet1.F28 Sheet1.F29:Sheet1.F35 Sheet1.G28:Sheet1.G28 Sheet1.G29:Sheet1.G35 Sheet1.H28:Sheet1.H28 Sheet1.H29:Sheet1.H35 Sheet1.I28:Sheet1.I28 Sheet1.I29:Sheet1.I3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9.7902in" svg:height="6.6256in" svg:x="19.3413in" svg:y="7.4496in">
            <draw:object draw:notify-on-update-of-ranges="Sheet1.D37:Sheet1.E43 Sheet1.F36:Sheet1.F36 Sheet1.F37:Sheet1.F43 Sheet1.G36:Sheet1.G36 Sheet1.G37:Sheet1.G43 Sheet1.H36:Sheet1.H36 Sheet1.H37:Sheet1.H43 Sheet1.I36:Sheet1.I36 Sheet1.I37:Sheet1.I43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table:number-columns-repeated="4"/>
          <table:table-cell table:style-name="ce1" office:value-type="string" table:number-columns-spanned="2" table:number-rows-spanned="1">
            <text:p>FEATURE</text:p>
          </table:table-cell>
          <table:covered-table-cell/>
          <table:table-cell table:style-name="ce1" office:value-type="string" table:number-columns-spanned="2" table:number-rows-spanned="1">
            <text:p>NO FEATURE</text:p>
          </table:table-cell>
          <table:covered-table-cell/>
          <table:table-cell table:style-name="ce1" office:value-type="string" table:number-columns-spanned="3" table:number-rows-spanned="1">
            <text:p>DESK</text:p>
          </table:table-cell>
          <table:covered-table-cell table:number-columns-repeated="2"/>
          <table:table-cell/>
        </table:table-row>
        <table:table-row table:style-name="ro1">
          <table:table-cell office:value-type="float" office:value="3">
            <text:p>3</text:p>
          </table:table-cell>
          <table:table-cell table:number-columns-repeated="4"/>
          <table:table-cell office:value-type="string">
            <text:p>STRUCTURE</text:p>
          </table:table-cell>
          <table:table-cell office:value-type="string">
            <text:p>NO STRUCT</text:p>
          </table:table-cell>
          <table:table-cell office:value-type="string">
            <text:p>STRUCTURE</text:p>
          </table:table-cell>
          <table:table-cell office:value-type="string">
            <text:p>NO STRUCT</text:p>
          </table:table-cell>
          <table:table-cell office:value-type="string">
            <text:p>&lt;1m</text:p>
          </table:table-cell>
          <table:table-cell office:value-type="string">
            <text:p>~2m</text:p>
          </table:table-cell>
          <table:table-cell office:value-type="string">
            <text:p>~3m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office:value-type="string">
            <text:p>close</text:p>
          </table:table-cell>
          <table:table-cell office:value-type="string">
            <text:p>0</text:p>
          </table:table-cell>
          <table:table-cell office:value-type="float" office:value="0.0068161">
            <text:p>0.0068161</text:p>
          </table:table-cell>
          <table:table-cell office:value-type="float" office:value="0.000289591">
            <text:p>0.000289591</text:p>
          </table:table-cell>
          <table:table-cell office:value-type="float" office:value="0.000558559">
            <text:p>0.000558559</text:p>
          </table:table-cell>
          <table:table-cell office:value-type="float" office:value="0.000595015">
            <text:p>0.000595015</text:p>
          </table:table-cell>
          <table:table-cell office:value-type="float" office:value="0.000116531">
            <text:p>0.000116531</text:p>
          </table:table-cell>
          <table:table-cell table:style-name="ce2" office:value-type="string">
            <text:p><text:s/>5.57538e-05</text:p>
          </table:table-cell>
          <table:table-cell office:value-type="float" office:value="0.000411284">
            <text:p>0.00041128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office:value-type="string">
            <text:p>close</text:p>
          </table:table-cell>
          <table:table-cell office:value-type="string">
            <text:p>0.5</text:p>
          </table:table-cell>
          <table:table-cell office:value-type="float" office:value="0.00671041">
            <text:p>0.00671041</text:p>
          </table:table-cell>
          <table:table-cell office:value-type="float" office:value="0.00027378">
            <text:p>0.00027378</text:p>
          </table:table-cell>
          <table:table-cell office:value-type="float" office:value="0.000583485">
            <text:p>0.000583485</text:p>
          </table:table-cell>
          <table:table-cell office:value-type="float" office:value="0.00282485">
            <text:p>0.00282485</text:p>
          </table:table-cell>
          <table:table-cell office:value-type="float" office:value="0.000126397">
            <text:p>0.000126397</text:p>
          </table:table-cell>
          <table:table-cell table:style-name="ce2" office:value-type="string">
            <text:p><text:s/>5.58864e-05</text:p>
          </table:table-cell>
          <table:table-cell office:value-type="float" office:value="0.000379894">
            <text:p>0.000379894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  <table:table-cell office:value-type="string">
            <text:p>close</text:p>
          </table:table-cell>
          <table:table-cell office:value-type="string">
            <text:p>1</text:p>
          </table:table-cell>
          <table:table-cell office:value-type="float" office:value="0.00671083">
            <text:p>0.00671083</text:p>
          </table:table-cell>
          <table:table-cell office:value-type="float" office:value="0.000273793">
            <text:p>0.000273793</text:p>
          </table:table-cell>
          <table:table-cell office:value-type="float" office:value="0.00058333">
            <text:p>0.00058333</text:p>
          </table:table-cell>
          <table:table-cell office:value-type="float" office:value="0.00281736">
            <text:p>0.00281736</text:p>
          </table:table-cell>
          <table:table-cell office:value-type="float" office:value="0.000126281">
            <text:p>0.000126281</text:p>
          </table:table-cell>
          <table:table-cell table:style-name="ce2" office:value-type="string">
            <text:p><text:s/>5.58867e-05</text:p>
          </table:table-cell>
          <table:table-cell office:value-type="float" office:value="0.000379692">
            <text:p>0.000379692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number-columns-repeated="2"/>
          <table:table-cell office:value-type="string">
            <text:p>close</text:p>
          </table:table-cell>
          <table:table-cell office:value-type="string">
            <text:p>SVD</text:p>
          </table:table-cell>
          <table:table-cell office:value-type="float" office:value="0.00659943">
            <text:p>0.00659943</text:p>
          </table:table-cell>
          <table:table-cell table:style-name="ce2" office:value-type="string">
            <text:p><text:s/>9.46089e-05</text:p>
          </table:table-cell>
          <table:table-cell office:value-type="float" office:value="0.000446156">
            <text:p>0.000446156</text:p>
          </table:table-cell>
          <table:table-cell table:style-name="ce2" office:value-type="string">
            <text:p><text:s/>1.79935e-05</text:p>
          </table:table-cell>
          <table:table-cell office:value-type="float" office:value="0.000110496">
            <text:p>0.000110496</text:p>
          </table:table-cell>
          <table:table-cell table:style-name="ce2" office:value-type="string">
            <text:p><text:s/>5.56583e-05</text:p>
          </table:table-cell>
          <table:table-cell office:value-type="float" office:value="0.00035355">
            <text:p>0.0003535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  <table:table-cell office:value-type="string">
            <text:p>mid</text:p>
          </table:table-cell>
          <table:table-cell office:value-type="string">
            <text:p>0</text:p>
          </table:table-cell>
          <table:table-cell office:value-type="float" office:value="0.00892701">
            <text:p>0.00892701</text:p>
          </table:table-cell>
          <table:table-cell office:value-type="float" office:value="0.122084">
            <text:p>0.122084</text:p>
          </table:table-cell>
          <table:table-cell office:value-type="float" office:value="0.0201728">
            <text:p>0.0201728</text:p>
          </table:table-cell>
          <table:table-cell office:value-type="float" office:value="0.0027976">
            <text:p>0.0027976</text:p>
          </table:table-cell>
          <table:table-cell office:value-type="float" office:value="0.00583263">
            <text:p>0.00583263</text:p>
          </table:table-cell>
          <table:table-cell office:value-type="float" office:value="0.00126034">
            <text:p>0.00126034</text:p>
          </table:table-cell>
          <table:table-cell office:value-type="float" office:value="0.0344942">
            <text:p>0.0344942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 office:value-type="string">
            <text:p>mid</text:p>
          </table:table-cell>
          <table:table-cell office:value-type="string">
            <text:p>0.5</text:p>
          </table:table-cell>
          <table:table-cell office:value-type="float" office:value="0.0101037">
            <text:p>0.0101037</text:p>
          </table:table-cell>
          <table:table-cell office:value-type="float" office:value="0.0708973">
            <text:p>0.0708973</text:p>
          </table:table-cell>
          <table:table-cell office:value-type="float" office:value="0.0198973">
            <text:p>0.0198973</text:p>
          </table:table-cell>
          <table:table-cell office:value-type="float" office:value="0.0114718">
            <text:p>0.0114718</text:p>
          </table:table-cell>
          <table:table-cell office:value-type="float" office:value="0.00584836">
            <text:p>0.00584836</text:p>
          </table:table-cell>
          <table:table-cell office:value-type="float" office:value="0.00129611">
            <text:p>0.00129611</text:p>
          </table:table-cell>
          <table:table-cell office:value-type="float" office:value="0.0337265">
            <text:p>0.0337265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  <table:table-cell office:value-type="string">
            <text:p>mid</text:p>
          </table:table-cell>
          <table:table-cell office:value-type="string">
            <text:p>1</text:p>
          </table:table-cell>
          <table:table-cell office:value-type="float" office:value="0.0101043">
            <text:p>0.0101043</text:p>
          </table:table-cell>
          <table:table-cell office:value-type="float" office:value="0.0708961">
            <text:p>0.0708961</text:p>
          </table:table-cell>
          <table:table-cell office:value-type="float" office:value="0.0198994">
            <text:p>0.0198994</text:p>
          </table:table-cell>
          <table:table-cell office:value-type="float" office:value="0.0123538">
            <text:p>0.0123538</text:p>
          </table:table-cell>
          <table:table-cell office:value-type="float" office:value="0.00584741">
            <text:p>0.00584741</text:p>
          </table:table-cell>
          <table:table-cell office:value-type="float" office:value="0.00129611">
            <text:p>0.00129611</text:p>
          </table:table-cell>
          <table:table-cell office:value-type="float" office:value="0.0337208">
            <text:p>0.0337208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 office:value-type="string">
            <text:p>mid</text:p>
          </table:table-cell>
          <table:table-cell office:value-type="string">
            <text:p>SVD</text:p>
          </table:table-cell>
          <table:table-cell office:value-type="float" office:value="0.00897632">
            <text:p>0.00897632</text:p>
          </table:table-cell>
          <table:table-cell office:value-type="float" office:value="0.0641591">
            <text:p>0.0641591</text:p>
          </table:table-cell>
          <table:table-cell office:value-type="float" office:value="0.0184802">
            <text:p>0.0184802</text:p>
          </table:table-cell>
          <table:table-cell office:value-type="float" office:value="0.00092078">
            <text:p>0.00092078</text:p>
          </table:table-cell>
          <table:table-cell office:value-type="float" office:value="0.00580203">
            <text:p>0.00580203</text:p>
          </table:table-cell>
          <table:table-cell office:value-type="float" office:value="0.00124262">
            <text:p>0.00124262</text:p>
          </table:table-cell>
          <table:table-cell office:value-type="float" office:value="0.0342276">
            <text:p>0.0342276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office:value-type="string">
            <text:p>far</text:p>
          </table:table-cell>
          <table:table-cell office:value-type="string">
            <text:p>0</text:p>
          </table:table-cell>
          <table:table-cell office:value-type="float" office:value="0.00322542">
            <text:p>0.00322542</text:p>
          </table:table-cell>
          <table:table-cell office:value-type="float" office:value="0.361618">
            <text:p>0.361618</text:p>
          </table:table-cell>
          <table:table-cell office:value-type="float" office:value="0.212017">
            <text:p>0.212017</text:p>
          </table:table-cell>
          <table:table-cell office:value-type="float" office:value="0.000843552">
            <text:p>0.000843552</text:p>
          </table:table-cell>
          <table:table-cell office:value-type="float" office:value="0.00454847">
            <text:p>0.00454847</text:p>
          </table:table-cell>
          <table:table-cell office:value-type="float" office:value="0.0303873">
            <text:p>0.0303873</text:p>
          </table:table-cell>
          <table:table-cell office:value-type="float" office:value="0.00263407">
            <text:p>0.00263407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 office:value-type="string">
            <text:p>far</text:p>
          </table:table-cell>
          <table:table-cell office:value-type="string">
            <text:p>0.5</text:p>
          </table:table-cell>
          <table:table-cell office:value-type="float" office:value="0.00459792">
            <text:p>0.00459792</text:p>
          </table:table-cell>
          <table:table-cell office:value-type="float" office:value="0.361566">
            <text:p>0.361566</text:p>
          </table:table-cell>
          <table:table-cell office:value-type="float" office:value="0.213044">
            <text:p>0.213044</text:p>
          </table:table-cell>
          <table:table-cell office:value-type="float" office:value="0.00121287">
            <text:p>0.00121287</text:p>
          </table:table-cell>
          <table:table-cell office:value-type="float" office:value="0.00447346">
            <text:p>0.00447346</text:p>
          </table:table-cell>
          <table:table-cell office:value-type="float" office:value="0.0301663">
            <text:p>0.0301663</text:p>
          </table:table-cell>
          <table:table-cell office:value-type="float" office:value="0.00264319">
            <text:p>0.00264319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  <table:table-cell office:value-type="string">
            <text:p>far</text:p>
          </table:table-cell>
          <table:table-cell office:value-type="string">
            <text:p>1</text:p>
          </table:table-cell>
          <table:table-cell office:value-type="float" office:value="0.00459792">
            <text:p>0.00459792</text:p>
          </table:table-cell>
          <table:table-cell office:value-type="float" office:value="0.361568">
            <text:p>0.361568</text:p>
          </table:table-cell>
          <table:table-cell office:value-type="float" office:value="0.21304">
            <text:p>0.21304</text:p>
          </table:table-cell>
          <table:table-cell office:value-type="float" office:value="0.000887198">
            <text:p>0.000887198</text:p>
          </table:table-cell>
          <table:table-cell office:value-type="float" office:value="0.00447392">
            <text:p>0.00447392</text:p>
          </table:table-cell>
          <table:table-cell office:value-type="float" office:value="0.0301663">
            <text:p>0.0301663</text:p>
          </table:table-cell>
          <table:table-cell office:value-type="float" office:value="0.00264331">
            <text:p>0.0026433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 office:value-type="string">
            <text:p>far</text:p>
          </table:table-cell>
          <table:table-cell office:value-type="string">
            <text:p>SVD</text:p>
          </table:table-cell>
          <table:table-cell office:value-type="float" office:value="0.00321238">
            <text:p>0.00321238</text:p>
          </table:table-cell>
          <table:table-cell office:value-type="float" office:value="0.330448">
            <text:p>0.330448</text:p>
          </table:table-cell>
          <table:table-cell office:value-type="float" office:value="0.196929">
            <text:p>0.196929</text:p>
          </table:table-cell>
          <table:table-cell office:value-type="float" office:value="0.000505785">
            <text:p>0.000505785</text:p>
          </table:table-cell>
          <table:table-cell office:value-type="float" office:value="0.00419697">
            <text:p>0.00419697</text:p>
          </table:table-cell>
          <table:table-cell office:value-type="float" office:value="0.0299846">
            <text:p>0.0299846</text:p>
          </table:table-cell>
          <table:table-cell office:value-type="float" office:value="0.00207233">
            <text:p>0.00207233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number-columns-repeated="12"/>
        </table:table-row>
        <table:table-row table:style-name="ro1">
          <table:table-cell office:value-type="float" office:value="17">
            <text:p>17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0.5</text:p>
          </table:table-cell>
          <table:table-cell office:value-type="string">
            <text:p>0</text:p>
          </table:table-cell>
          <table:table-cell office:value-type="string">
            <text:p>SVD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number-columns-repeated="2"/>
          <table:table-cell office:value-type="string">
            <text:p>close</text:p>
          </table:table-cell>
          <table:table-cell office:value-type="string">
            <text:p>FEATURE STRUCTURE</text:p>
          </table:table-cell>
          <table:table-cell office:value-type="float" office:value="0.00671083">
            <text:p>0.00671083</text:p>
          </table:table-cell>
          <table:table-cell office:value-type="float" office:value="0.00671041">
            <text:p>0.00671041</text:p>
          </table:table-cell>
          <table:table-cell office:value-type="float" office:value="0.0068161">
            <text:p>0.0068161</text:p>
          </table:table-cell>
          <table:table-cell office:value-type="float" office:value="0.00659943">
            <text:p>0.00659943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number-columns-repeated="2"/>
          <table:table-cell office:value-type="string">
            <text:p>close</text:p>
          </table:table-cell>
          <table:table-cell office:value-type="string">
            <text:p>FEATURE NO STRUCT</text:p>
          </table:table-cell>
          <table:table-cell office:value-type="float" office:value="0.000273793">
            <text:p>0.000273793</text:p>
          </table:table-cell>
          <table:table-cell office:value-type="float" office:value="0.00027378">
            <text:p>0.00027378</text:p>
          </table:table-cell>
          <table:table-cell office:value-type="float" office:value="0.000289591">
            <text:p>0.000289591</text:p>
          </table:table-cell>
          <table:table-cell table:style-name="ce2" office:value-type="string">
            <text:p><text:s/>9.46089e-05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number-columns-repeated="2"/>
          <table:table-cell office:value-type="string">
            <text:p>close</text:p>
          </table:table-cell>
          <table:table-cell office:value-type="string">
            <text:p>NO FEATURE STRUCTURE</text:p>
          </table:table-cell>
          <table:table-cell office:value-type="float" office:value="0.00058333">
            <text:p>0.00058333</text:p>
          </table:table-cell>
          <table:table-cell office:value-type="float" office:value="0.000583485">
            <text:p>0.000583485</text:p>
          </table:table-cell>
          <table:table-cell office:value-type="float" office:value="0.000558559">
            <text:p>0.000558559</text:p>
          </table:table-cell>
          <table:table-cell office:value-type="float" office:value="0.000446156">
            <text:p>0.000446156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table:number-columns-repeated="2"/>
          <table:table-cell office:value-type="string">
            <text:p>close</text:p>
          </table:table-cell>
          <table:table-cell office:value-type="string">
            <text:p>NO FEATURE NO STRUCT</text:p>
          </table:table-cell>
          <table:table-cell office:value-type="float" office:value="0.00281736">
            <text:p>0.00281736</text:p>
          </table:table-cell>
          <table:table-cell office:value-type="float" office:value="0.00282485">
            <text:p>0.00282485</text:p>
          </table:table-cell>
          <table:table-cell office:value-type="float" office:value="0.000595015">
            <text:p>0.000595015</text:p>
          </table:table-cell>
          <table:table-cell table:style-name="ce2" office:value-type="string">
            <text:p><text:s/>1.79935e-05</text:p>
          </table:table-cell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table:number-columns-repeated="2"/>
          <table:table-cell office:value-type="string">
            <text:p>close</text:p>
          </table:table-cell>
          <table:table-cell office:value-type="string">
            <text:p>&lt;1m</text:p>
          </table:table-cell>
          <table:table-cell office:value-type="float" office:value="0.000126281">
            <text:p>0.000126281</text:p>
          </table:table-cell>
          <table:table-cell office:value-type="float" office:value="0.000126397">
            <text:p>0.000126397</text:p>
          </table:table-cell>
          <table:table-cell office:value-type="float" office:value="0.000116531">
            <text:p>0.000116531</text:p>
          </table:table-cell>
          <table:table-cell office:value-type="float" office:value="0.000110496">
            <text:p>0.000110496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table:number-columns-repeated="2"/>
          <table:table-cell office:value-type="string">
            <text:p>close</text:p>
          </table:table-cell>
          <table:table-cell office:value-type="string">
            <text:p>~2m</text:p>
          </table:table-cell>
          <table:table-cell table:style-name="ce2" office:value-type="string">
            <text:p><text:s/>5.58867e-05</text:p>
          </table:table-cell>
          <table:table-cell table:style-name="ce2" office:value-type="string">
            <text:p><text:s/>5.58864e-05</text:p>
          </table:table-cell>
          <table:table-cell table:style-name="ce2" office:value-type="string">
            <text:p><text:s/>5.57538e-05</text:p>
          </table:table-cell>
          <table:table-cell table:style-name="ce2" office:value-type="string">
            <text:p><text:s/>5.56583e-0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close</text:p>
          </table:table-cell>
          <table:table-cell office:value-type="string">
            <text:p>~3m</text:p>
          </table:table-cell>
          <table:table-cell office:value-type="float" office:value="0.000379692">
            <text:p>0.000379692</text:p>
          </table:table-cell>
          <table:table-cell office:value-type="float" office:value="0.000379894">
            <text:p>0.000379894</text:p>
          </table:table-cell>
          <table:table-cell office:value-type="float" office:value="0.000411284">
            <text:p>0.000411284</text:p>
          </table:table-cell>
          <table:table-cell office:value-type="float" office:value="0.00035355">
            <text:p>0.0003535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1</text:p>
          </table:table-cell>
          <table:table-cell office:value-type="string">
            <text:p>0.5</text:p>
          </table:table-cell>
          <table:table-cell office:value-type="string">
            <text:p>0</text:p>
          </table:table-cell>
          <table:table-cell office:value-type="string">
            <text:p>SVD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2"/>
          <table:table-cell office:value-type="string">
            <text:p>mid</text:p>
          </table:table-cell>
          <table:table-cell office:value-type="string">
            <text:p>FEATURE STRUCTURE</text:p>
          </table:table-cell>
          <table:table-cell office:value-type="float" office:value="0.0101043">
            <text:p>0.0101043</text:p>
          </table:table-cell>
          <table:table-cell office:value-type="float" office:value="0.0101037">
            <text:p>0.0101037</text:p>
          </table:table-cell>
          <table:table-cell office:value-type="float" office:value="0.00892701">
            <text:p>0.00892701</text:p>
          </table:table-cell>
          <table:table-cell office:value-type="float" office:value="0.00659943">
            <text:p>0.00659943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table:number-columns-repeated="2"/>
          <table:table-cell office:value-type="string">
            <text:p>mid</text:p>
          </table:table-cell>
          <table:table-cell office:value-type="string">
            <text:p>FEATURE NO STRUCT</text:p>
          </table:table-cell>
          <table:table-cell office:value-type="float" office:value="0.0708961">
            <text:p>0.0708961</text:p>
          </table:table-cell>
          <table:table-cell office:value-type="float" office:value="0.0708973">
            <text:p>0.0708973</text:p>
          </table:table-cell>
          <table:table-cell office:value-type="float" office:value="0.122084">
            <text:p>0.122084</text:p>
          </table:table-cell>
          <table:table-cell table:style-name="ce2" office:value-type="string">
            <text:p><text:s/>9.46089e-05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table:number-columns-repeated="2"/>
          <table:table-cell office:value-type="string">
            <text:p>mid</text:p>
          </table:table-cell>
          <table:table-cell office:value-type="string">
            <text:p>NO FEATURE STRUCTURE</text:p>
          </table:table-cell>
          <table:table-cell office:value-type="float" office:value="0.0198994">
            <text:p>0.0198994</text:p>
          </table:table-cell>
          <table:table-cell office:value-type="float" office:value="0.0198973">
            <text:p>0.0198973</text:p>
          </table:table-cell>
          <table:table-cell office:value-type="float" office:value="0.0201728">
            <text:p>0.0201728</text:p>
          </table:table-cell>
          <table:table-cell office:value-type="float" office:value="0.000446156">
            <text:p>0.000446156</text:p>
          </table:table-cell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table:number-columns-repeated="2"/>
          <table:table-cell office:value-type="string">
            <text:p>mid</text:p>
          </table:table-cell>
          <table:table-cell office:value-type="string">
            <text:p>NO FEATURE NO STRUCT</text:p>
          </table:table-cell>
          <table:table-cell office:value-type="float" office:value="0.0123538">
            <text:p>0.0123538</text:p>
          </table:table-cell>
          <table:table-cell office:value-type="float" office:value="0.0114718">
            <text:p>0.0114718</text:p>
          </table:table-cell>
          <table:table-cell office:value-type="float" office:value="0.0027976">
            <text:p>0.0027976</text:p>
          </table:table-cell>
          <table:table-cell table:style-name="ce2" office:value-type="string">
            <text:p><text:s/>1.79935e-05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table:number-columns-repeated="2"/>
          <table:table-cell office:value-type="string">
            <text:p>mid</text:p>
          </table:table-cell>
          <table:table-cell office:value-type="string">
            <text:p>&lt;1m</text:p>
          </table:table-cell>
          <table:table-cell office:value-type="float" office:value="0.00584741">
            <text:p>0.00584741</text:p>
          </table:table-cell>
          <table:table-cell office:value-type="float" office:value="0.00584836">
            <text:p>0.00584836</text:p>
          </table:table-cell>
          <table:table-cell office:value-type="float" office:value="0.00583263">
            <text:p>0.00583263</text:p>
          </table:table-cell>
          <table:table-cell office:value-type="float" office:value="0.000110496">
            <text:p>0.000110496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2"/>
          <table:table-cell office:value-type="string">
            <text:p>mid</text:p>
          </table:table-cell>
          <table:table-cell office:value-type="string">
            <text:p>~2m</text:p>
          </table:table-cell>
          <table:table-cell table:number-columns-repeated="2" office:value-type="float" office:value="0.00129611">
            <text:p>0.00129611</text:p>
          </table:table-cell>
          <table:table-cell office:value-type="float" office:value="0.00126034">
            <text:p>0.00126034</text:p>
          </table:table-cell>
          <table:table-cell table:style-name="ce2" office:value-type="string">
            <text:p><text:s/>5.56583e-05</text:p>
          </table:table-cell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 table:number-columns-repeated="2"/>
          <table:table-cell office:value-type="string">
            <text:p>mid</text:p>
          </table:table-cell>
          <table:table-cell office:value-type="string">
            <text:p>~3m</text:p>
          </table:table-cell>
          <table:table-cell office:value-type="float" office:value="0.0337208">
            <text:p>0.0337208</text:p>
          </table:table-cell>
          <table:table-cell office:value-type="float" office:value="0.0337265">
            <text:p>0.0337265</text:p>
          </table:table-cell>
          <table:table-cell office:value-type="float" office:value="0.0344942">
            <text:p>0.0344942</text:p>
          </table:table-cell>
          <table:table-cell office:value-type="float" office:value="0.00035355">
            <text:p>0.0003535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1</text:p>
          </table:table-cell>
          <table:table-cell office:value-type="string">
            <text:p>0.5</text:p>
          </table:table-cell>
          <table:table-cell office:value-type="string">
            <text:p>0</text:p>
          </table:table-cell>
          <table:table-cell office:value-type="string">
            <text:p>SVD</text:p>
          </table:table-cell>
          <table:table-cell table:number-columns-repeated="3"/>
          <table:table-cell table:style-name="ce2"/>
        </table:table-row>
        <table:table-row table:style-name="ro1">
          <table:table-cell office:value-type="float" office:value="32">
            <text:p>32</text:p>
          </table:table-cell>
          <table:table-cell table:number-columns-repeated="2"/>
          <table:table-cell office:value-type="string">
            <text:p>far</text:p>
          </table:table-cell>
          <table:table-cell office:value-type="string">
            <text:p>FEATURE STRUCTURE</text:p>
          </table:table-cell>
          <table:table-cell table:number-columns-repeated="2" office:value-type="float" office:value="0.00459792">
            <text:p>0.00459792</text:p>
          </table:table-cell>
          <table:table-cell office:value-type="float" office:value="0.00322542">
            <text:p>0.00322542</text:p>
          </table:table-cell>
          <table:table-cell office:value-type="float" office:value="0.00321238">
            <text:p>0.00321238</text:p>
          </table:table-cell>
          <table:table-cell table:number-columns-repeated="4"/>
        </table:table-row>
        <table:table-row table:style-name="ro1">
          <table:table-cell office:value-type="float" office:value="33">
            <text:p>33</text:p>
          </table:table-cell>
          <table:table-cell table:number-columns-repeated="2"/>
          <table:table-cell office:value-type="string">
            <text:p>far</text:p>
          </table:table-cell>
          <table:table-cell office:value-type="string">
            <text:p>FEATURE NO STRUCT</text:p>
          </table:table-cell>
          <table:table-cell office:value-type="float" office:value="0.361568">
            <text:p>0.361568</text:p>
          </table:table-cell>
          <table:table-cell office:value-type="float" office:value="0.361566">
            <text:p>0.361566</text:p>
          </table:table-cell>
          <table:table-cell office:value-type="float" office:value="0.361618">
            <text:p>0.361618</text:p>
          </table:table-cell>
          <table:table-cell office:value-type="float" office:value="0.330448">
            <text:p>0.330448</text:p>
          </table:table-cell>
          <table:table-cell table:number-columns-repeated="4"/>
        </table:table-row>
        <table:table-row table:style-name="ro1">
          <table:table-cell office:value-type="float" office:value="34">
            <text:p>34</text:p>
          </table:table-cell>
          <table:table-cell table:number-columns-repeated="2"/>
          <table:table-cell office:value-type="string">
            <text:p>far</text:p>
          </table:table-cell>
          <table:table-cell office:value-type="string">
            <text:p>NO FEATURE STRUCTURE</text:p>
          </table:table-cell>
          <table:table-cell office:value-type="float" office:value="0.21304">
            <text:p>0.21304</text:p>
          </table:table-cell>
          <table:table-cell office:value-type="float" office:value="0.213044">
            <text:p>0.213044</text:p>
          </table:table-cell>
          <table:table-cell office:value-type="float" office:value="0.212017">
            <text:p>0.212017</text:p>
          </table:table-cell>
          <table:table-cell office:value-type="float" office:value="0.196929">
            <text:p>0.196929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2"/>
          <table:table-cell office:value-type="string">
            <text:p>far</text:p>
          </table:table-cell>
          <table:table-cell office:value-type="string">
            <text:p>NO FEATURE NO STRUCT</text:p>
          </table:table-cell>
          <table:table-cell office:value-type="float" office:value="0.000887198">
            <text:p>0.000887198</text:p>
          </table:table-cell>
          <table:table-cell office:value-type="float" office:value="0.00121287">
            <text:p>0.00121287</text:p>
          </table:table-cell>
          <table:table-cell office:value-type="float" office:value="0.000843552">
            <text:p>0.000843552</text:p>
          </table:table-cell>
          <table:table-cell office:value-type="float" office:value="0.000505785">
            <text:p>0.00050578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far</text:p>
          </table:table-cell>
          <table:table-cell office:value-type="string">
            <text:p>&lt;1m</text:p>
          </table:table-cell>
          <table:table-cell office:value-type="float" office:value="0.00447392">
            <text:p>0.00447392</text:p>
          </table:table-cell>
          <table:table-cell office:value-type="float" office:value="0.00447346">
            <text:p>0.00447346</text:p>
          </table:table-cell>
          <table:table-cell office:value-type="float" office:value="0.00454847">
            <text:p>0.00454847</text:p>
          </table:table-cell>
          <table:table-cell office:value-type="float" office:value="0.00419697">
            <text:p>0.00419697</text:p>
          </table:table-cell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table:number-columns-repeated="2"/>
          <table:table-cell office:value-type="string">
            <text:p>far</text:p>
          </table:table-cell>
          <table:table-cell office:value-type="string">
            <text:p>~2m</text:p>
          </table:table-cell>
          <table:table-cell table:number-columns-repeated="2" office:value-type="float" office:value="0.0301663">
            <text:p>0.0301663</text:p>
          </table:table-cell>
          <table:table-cell office:value-type="float" office:value="0.0303873">
            <text:p>0.0303873</text:p>
          </table:table-cell>
          <table:table-cell office:value-type="float" office:value="0.0299846">
            <text:p>0.0299846</text:p>
          </table:table-cell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table:number-columns-repeated="2"/>
          <table:table-cell office:value-type="string">
            <text:p>far</text:p>
          </table:table-cell>
          <table:table-cell office:value-type="string">
            <text:p>~3m</text:p>
          </table:table-cell>
          <table:table-cell office:value-type="float" office:value="0.00264331">
            <text:p>0.00264331</text:p>
          </table:table-cell>
          <table:table-cell office:value-type="float" office:value="0.00264319">
            <text:p>0.00264319</text:p>
          </table:table-cell>
          <table:table-cell office:value-type="float" office:value="0.00263407">
            <text:p>0.00263407</text:p>
          </table:table-cell>
          <table:table-cell office:value-type="float" office:value="0.00207233">
            <text:p>0.00207233</text:p>
          </table:table-cell>
          <table:table-cell table:number-columns-repeated="4"/>
        </table:table-row>
        <table:table-row table:style-name="ro1">
          <table:table-cell office:value-type="float" office:value="39">
            <text:p>39</text:p>
          </table:table-cell>
          <table:table-cell table:number-columns-repeated="12"/>
        </table:table-row>
        <table:table-row table:style-name="ro1">
          <table:table-cell office:value-type="float" office:value="40">
            <text:p>40</text:p>
          </table:table-cell>
          <table:table-cell table:number-columns-repeated="12"/>
        </table:table-row>
        <table:table-row table:style-name="ro1">
          <table:table-cell office:value-type="float" office:value="41">
            <text:p>41</text:p>
          </table:table-cell>
          <table:table-cell table:number-columns-repeated="12"/>
        </table:table-row>
        <table:table-row table:style-name="ro1">
          <table:table-cell office:value-type="float" office:value="42">
            <text:p>42</text:p>
          </table:table-cell>
          <table:table-cell table:number-columns-repeated="12"/>
        </table:table-row>
        <table:table-row table:style-name="ro1">
          <table:table-cell office:value-type="float" office:value="43">
            <text:p>43</text:p>
          </table:table-cell>
          <table:table-cell table:number-columns-repeated="12"/>
        </table:table-row>
        <table:table-row table:style-name="ro1">
          <table:table-cell office:value-type="float" office:value="44">
            <text:p>44</text:p>
          </table:table-cell>
          <table:table-cell table:number-columns-repeated="12"/>
        </table:table-row>
        <table:table-row table:style-name="ro1">
          <table:table-cell office:value-type="float" office:value="45">
            <text:p>45</text:p>
          </table:table-cell>
          <table:table-cell table:number-columns-repeated="12"/>
        </table:table-row>
        <table:table-row table:style-name="ro1">
          <table:table-cell office:value-type="float" office:value="46">
            <text:p>46</text:p>
          </table:table-cell>
          <table:table-cell table:number-columns-repeated="12"/>
        </table:table-row>
        <table:table-row table:style-name="ro1">
          <table:table-cell office:value-type="float" office:value="47">
            <text:p>47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49">
            <text:p>49</text:p>
          </table:table-cell>
          <table:table-cell table:number-columns-repeated="12"/>
        </table:table-row>
        <table:table-row table:style-name="ro1">
          <table:table-cell office:value-type="float" office:value="50">
            <text:p>50</text:p>
          </table:table-cell>
          <table:table-cell table:number-columns-repeated="12"/>
        </table:table-row>
        <table:table-row table:style-name="ro1">
          <table:table-cell office:value-type="float" office:value="51">
            <text:p>51</text:p>
          </table:table-cell>
          <table:table-cell table:number-columns-repeated="12"/>
        </table:table-row>
        <table:table-row table:style-name="ro1">
          <table:table-cell office:value-type="float" office:value="52">
            <text:p>52</text:p>
          </table:table-cell>
          <table:table-cell table:number-columns-repeated="12"/>
        </table:table-row>
        <table:table-row table:style-name="ro1">
          <table:table-cell office:value-type="float" office:value="53">
            <text:p>53</text:p>
          </table:table-cell>
          <table:table-cell table:number-columns-repeated="12"/>
        </table:table-row>
        <table:table-row table:style-name="ro1">
          <table:table-cell office:value-type="float" office:value="54">
            <text:p>54</text:p>
          </table:table-cell>
          <table:table-cell table:number-columns-repeated="12"/>
        </table:table-row>
        <table:table-row table:style-name="ro1">
          <table:table-cell office:value-type="float" office:value="55">
            <text:p>55</text:p>
          </table:table-cell>
          <table:table-cell table:number-columns-repeated="12"/>
        </table:table-row>
        <table:table-row table:style-name="ro1">
          <table:table-cell office:value-type="float" office:value="56">
            <text:p>56</text:p>
          </table:table-cell>
          <table:table-cell table:number-columns-repeated="12"/>
        </table:table-row>
        <table:table-row table:style-name="ro1">
          <table:table-cell office:value-type="float" office:value="57">
            <text:p>57</text:p>
          </table:table-cell>
          <table:table-cell table:number-columns-repeated="12"/>
        </table:table-row>
        <table:table-row table:style-name="ro1">
          <table:table-cell office:value-type="float" office:value="58">
            <text:p>58</text:p>
          </table:table-cell>
          <table:table-cell table:number-columns-repeated="12"/>
        </table:table-row>
        <table:table-row table:style-name="ro1">
          <table:table-cell office:value-type="float" office:value="59">
            <text:p>59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61">
            <text:p>61</text:p>
          </table:table-cell>
          <table:table-cell table:number-columns-repeated="12"/>
        </table:table-row>
        <table:table-row table:style-name="ro1">
          <table:table-cell office:value-type="float" office:value="62">
            <text:p>62</text:p>
          </table:table-cell>
          <table:table-cell table:number-columns-repeated="12"/>
        </table:table-row>
        <table:table-row table:style-name="ro1">
          <table:table-cell office:value-type="float" office:value="63">
            <text:p>63</text:p>
          </table:table-cell>
          <table:table-cell table:number-columns-repeated="12"/>
        </table:table-row>
        <table:table-row table:style-name="ro1">
          <table:table-cell office:value-type="float" office:value="64">
            <text:p>64</text:p>
          </table:table-cell>
          <table:table-cell table:number-columns-repeated="12"/>
        </table:table-row>
        <table:table-row table:style-name="ro1">
          <table:table-cell office:value-type="float" office:value="65">
            <text:p>65</text:p>
          </table:table-cell>
          <table:table-cell table:number-columns-repeated="12"/>
        </table:table-row>
        <table:table-row table:style-name="ro1">
          <table:table-cell office:value-type="float" office:value="66">
            <text:p>66</text:p>
          </table:table-cell>
          <table:table-cell table:number-columns-repeated="12"/>
        </table:table-row>
        <table:table-row table:style-name="ro1">
          <table:table-cell office:value-type="float" office:value="67">
            <text:p>67</text:p>
          </table:table-cell>
          <table:table-cell table:number-columns-repeated="12"/>
        </table:table-row>
        <table:table-row table:style-name="ro1">
          <table:table-cell office:value-type="float" office:value="68">
            <text:p>68</text:p>
          </table:table-cell>
          <table:table-cell table:number-columns-repeated="12"/>
        </table:table-row>
        <table:table-row table:style-name="ro1">
          <table:table-cell office:value-type="float" office:value="69">
            <text:p>69</text:p>
          </table:table-cell>
          <table:table-cell table:number-columns-repeated="12"/>
        </table:table-row>
        <table:table-row table:style-name="ro1">
          <table:table-cell office:value-type="float" office:value="70">
            <text:p>70</text:p>
          </table:table-cell>
          <table:table-cell table:number-columns-repeated="12"/>
        </table:table-row>
        <table:table-row table:style-name="ro1">
          <table:table-cell office:value-type="float" office:value="71">
            <text:p>71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73">
            <text:p>73</text:p>
          </table:table-cell>
          <table:table-cell table:number-columns-repeated="12"/>
        </table:table-row>
        <table:table-row table:style-name="ro1">
          <table:table-cell office:value-type="float" office:value="74">
            <text:p>74</text:p>
          </table:table-cell>
          <table:table-cell table:number-columns-repeated="12"/>
        </table:table-row>
        <table:table-row table:style-name="ro1">
          <table:table-cell office:value-type="float" office:value="75">
            <text:p>75</text:p>
          </table:table-cell>
          <table:table-cell table:number-columns-repeated="12"/>
        </table:table-row>
        <table:table-row table:style-name="ro1">
          <table:table-cell office:value-type="float" office:value="76">
            <text:p>76</text:p>
          </table:table-cell>
          <table:table-cell table:number-columns-repeated="12"/>
        </table:table-row>
        <table:table-row table:style-name="ro1">
          <table:table-cell office:value-type="float" office:value="77">
            <text:p>77</text:p>
          </table:table-cell>
          <table:table-cell table:number-columns-repeated="12"/>
        </table:table-row>
        <table:table-row table:style-name="ro1">
          <table:table-cell office:value-type="float" office:value="78">
            <text:p>78</text:p>
          </table:table-cell>
          <table:table-cell table:number-columns-repeated="12"/>
        </table:table-row>
        <table:table-row table:style-name="ro1">
          <table:table-cell office:value-type="float" office:value="79">
            <text:p>79</text:p>
          </table:table-cell>
          <table:table-cell table:number-columns-repeated="12"/>
        </table:table-row>
        <table:table-row table:style-name="ro1">
          <table:table-cell office:value-type="float" office:value="80">
            <text:p>80</text:p>
          </table:table-cell>
          <table:table-cell table:number-columns-repeated="12"/>
        </table:table-row>
        <table:table-row table:style-name="ro1">
          <table:table-cell office:value-type="float" office:value="81">
            <text:p>81</text:p>
          </table:table-cell>
          <table:table-cell table:number-columns-repeated="12"/>
        </table:table-row>
        <table:table-row table:style-name="ro1">
          <table:table-cell office:value-type="float" office:value="82">
            <text:p>82</text:p>
          </table:table-cell>
          <table:table-cell table:number-columns-repeated="12"/>
        </table:table-row>
        <table:table-row table:style-name="ro1">
          <table:table-cell office:value-type="float" office:value="83">
            <text:p>83</text:p>
          </table:table-cell>
          <table:table-cell table:number-columns-repeated="12"/>
        </table:table-row>
      </table:table>
      <table:table table:name="Sheet2" table:style-name="ta1">
        <table:shapes>
          <draw:frame draw:z-index="0" draw:style-name="gr1" svg:width="6.4831in" svg:height="7.585in" svg:x="3.7079in" svg:y="7.9386in">
            <draw:object draw:notify-on-update-of-ranges="Sheet2.F19:Sheet2.G19 Sheet2.F20:Sheet2.G26 Sheet2.H19:Sheet2.H19 Sheet2.H20:Sheet2.H26 Sheet2.I19:Sheet2.I19 Sheet2.I20:Sheet2.I26 Sheet2.J19:Sheet2.J19 Sheet2.J20:Sheet2.J26 Sheet2.K19:Sheet2.K19 Sheet2.K20:Sheet2.K26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svg:width="6.2988in" svg:height="7.522in" svg:x="10.2346in" svg:y="7.9807in">
            <draw:object draw:notify-on-update-of-ranges="Sheet2.F27:Sheet2.G27 Sheet2.F28:Sheet2.G34 Sheet2.H27:Sheet2.H27 Sheet2.H28:Sheet2.H34 Sheet2.I27:Sheet2.I27 Sheet2.I28:Sheet2.I34 Sheet2.J27:Sheet2.J27 Sheet2.J28:Sheet2.J34 Sheet2.K27:Sheet2.K27 Sheet2.K28:Sheet2.K34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svg:width="6.2992in" svg:height="7.4701in" svg:x="16.6201in" svg:y="7.9807in">
            <draw:object draw:notify-on-update-of-ranges="Sheet2.F35:Sheet2.G35 Sheet2.F36:Sheet2.G42 Sheet2.H35:Sheet2.H35 Sheet2.H36:Sheet2.H42 Sheet2.I35:Sheet2.I35 Sheet2.I36:Sheet2.I42 Sheet2.J35:Sheet2.J35 Sheet2.J36:Sheet2.J42 Sheet2.K35:Sheet2.K35 Sheet2.K36:Sheet2.K42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7"/>
          <table:table-cell table:style-name="ce1" office:value-type="string" table:number-columns-spanned="2" table:number-rows-spanned="1">
            <text:p>FEATURE</text:p>
          </table:table-cell>
          <table:covered-table-cell/>
          <table:table-cell table:style-name="ce1" office:value-type="string" table:number-columns-spanned="2" table:number-rows-spanned="1">
            <text:p>NO FEATURE</text:p>
          </table:table-cell>
          <table:covered-table-cell/>
          <table:table-cell table:style-name="ce1" office:value-type="string" table:number-columns-spanned="3" table:number-rows-spanned="1">
            <text:p>DESK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number-columns-repeated="4"/>
          <table:table-cell office:value-type="string">
            <text:p>STRUCTURE</text:p>
          </table:table-cell>
          <table:table-cell office:value-type="string">
            <text:p>NO STRUCT</text:p>
          </table:table-cell>
          <table:table-cell office:value-type="string">
            <text:p>STRUCTURE</text:p>
          </table:table-cell>
          <table:table-cell office:value-type="string">
            <text:p>NO STRUCT</text:p>
          </table:table-cell>
          <table:table-cell office:value-type="string">
            <text:p>&lt;1m</text:p>
          </table:table-cell>
          <table:table-cell office:value-type="string">
            <text:p>~2m</text:p>
          </table:table-cell>
          <table:table-cell office:value-type="string">
            <text:p>~3m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string">
            <text:p>close</text:p>
          </table:table-cell>
          <table:table-cell office:value-type="string">
            <text:p>0</text:p>
          </table:table-cell>
          <table:table-cell office:value-type="float" office:value="0.00340745">
            <text:p>0.00340745</text:p>
          </table:table-cell>
          <table:table-cell office:value-type="float" office:value="0.000289591">
            <text:p>0.000289591</text:p>
          </table:table-cell>
          <table:table-cell office:value-type="float" office:value="0.000558559">
            <text:p>0.000558559</text:p>
          </table:table-cell>
          <table:table-cell office:value-type="float" office:value="0.000595015">
            <text:p>0.000595015</text:p>
          </table:table-cell>
          <table:table-cell office:value-type="float" office:value="0.000116531">
            <text:p>0.000116531</text:p>
          </table:table-cell>
          <table:table-cell table:style-name="ce2" office:value-type="string">
            <text:p>5.57538e-05</text:p>
          </table:table-cell>
          <table:table-cell office:value-type="float" office:value="0.000369921">
            <text:p>0.000369921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string">
            <text:p>close</text:p>
          </table:table-cell>
          <table:table-cell office:value-type="string">
            <text:p>0.5</text:p>
          </table:table-cell>
          <table:table-cell office:value-type="float" office:value="0.00340629">
            <text:p>0.00340629</text:p>
          </table:table-cell>
          <table:table-cell office:value-type="float" office:value="0.00027378">
            <text:p>0.00027378</text:p>
          </table:table-cell>
          <table:table-cell office:value-type="float" office:value="0.000583485">
            <text:p>0.000583485</text:p>
          </table:table-cell>
          <table:table-cell office:value-type="float" office:value="0.00282485">
            <text:p>0.00282485</text:p>
          </table:table-cell>
          <table:table-cell office:value-type="float" office:value="0.000126397">
            <text:p>0.000126397</text:p>
          </table:table-cell>
          <table:table-cell table:style-name="ce2" office:value-type="string">
            <text:p>5.58864e-05</text:p>
          </table:table-cell>
          <table:table-cell office:value-type="float" office:value="0.000341424">
            <text:p>0.000341424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2"/>
          <table:table-cell office:value-type="string">
            <text:p>close</text:p>
          </table:table-cell>
          <table:table-cell office:value-type="string">
            <text:p>1</text:p>
          </table:table-cell>
          <table:table-cell office:value-type="float" office:value="0.00340676">
            <text:p>0.00340676</text:p>
          </table:table-cell>
          <table:table-cell office:value-type="float" office:value="0.000273793">
            <text:p>0.000273793</text:p>
          </table:table-cell>
          <table:table-cell office:value-type="float" office:value="0.00058333">
            <text:p>0.00058333</text:p>
          </table:table-cell>
          <table:table-cell office:value-type="float" office:value="0.00281736">
            <text:p>0.00281736</text:p>
          </table:table-cell>
          <table:table-cell office:value-type="float" office:value="0.000126281">
            <text:p>0.000126281</text:p>
          </table:table-cell>
          <table:table-cell table:style-name="ce2" office:value-type="string">
            <text:p>5.58867e-05</text:p>
          </table:table-cell>
          <table:table-cell office:value-type="float" office:value="0.000341234">
            <text:p>0.000341234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close</text:p>
          </table:table-cell>
          <table:table-cell office:value-type="string">
            <text:p>SVD</text:p>
          </table:table-cell>
          <table:table-cell office:value-type="float" office:value="0.00326561">
            <text:p>0.00326561</text:p>
          </table:table-cell>
          <table:table-cell table:style-name="ce2" office:value-type="string">
            <text:p>9.46089e-05</text:p>
          </table:table-cell>
          <table:table-cell office:value-type="float" office:value="0.000446156">
            <text:p>0.000446156</text:p>
          </table:table-cell>
          <table:table-cell table:style-name="ce2" office:value-type="string">
            <text:p>1.79935e-05</text:p>
          </table:table-cell>
          <table:table-cell office:value-type="float" office:value="0.000110496">
            <text:p>0.000110496</text:p>
          </table:table-cell>
          <table:table-cell table:style-name="ce2" office:value-type="string">
            <text:p>5.56583e-05</text:p>
          </table:table-cell>
          <table:table-cell office:value-type="float" office:value="0.000319759">
            <text:p>0.000319759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mid</text:p>
          </table:table-cell>
          <table:table-cell office:value-type="string">
            <text:p>0</text:p>
          </table:table-cell>
          <table:table-cell office:value-type="float" office:value="0.00487312">
            <text:p>0.00487312</text:p>
          </table:table-cell>
          <table:table-cell office:value-type="float" office:value="0.00434329">
            <text:p>0.00434329</text:p>
          </table:table-cell>
          <table:table-cell office:value-type="float" office:value="0.00349928">
            <text:p>0.00349928</text:p>
          </table:table-cell>
          <table:table-cell office:value-type="float" office:value="0.00116611">
            <text:p>0.00116611</text:p>
          </table:table-cell>
          <table:table-cell office:value-type="float" office:value="0.000445923">
            <text:p>0.000445923</text:p>
          </table:table-cell>
          <table:table-cell office:value-type="float" office:value="0.00111345">
            <text:p>0.00111345</text:p>
          </table:table-cell>
          <table:table-cell office:value-type="float" office:value="0.00152661">
            <text:p>0.00152661</text:p>
          </table:table-cell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number-columns-repeated="2"/>
          <table:table-cell office:value-type="string">
            <text:p>mid</text:p>
          </table:table-cell>
          <table:table-cell office:value-type="string">
            <text:p>0.5</text:p>
          </table:table-cell>
          <table:table-cell table:style-name="ce2" office:value-type="float" office:value="0.00499198">
            <text:p>0.00499198</text:p>
          </table:table-cell>
          <table:table-cell office:value-type="float" office:value="0.00358471">
            <text:p>0.00358471</text:p>
          </table:table-cell>
          <table:table-cell office:value-type="float" office:value="0.00349645">
            <text:p>0.00349645</text:p>
          </table:table-cell>
          <table:table-cell office:value-type="float" office:value="0.00951475">
            <text:p>0.00951475</text:p>
          </table:table-cell>
          <table:table-cell office:value-type="float" office:value="0.000462747">
            <text:p>0.000462747</text:p>
          </table:table-cell>
          <table:table-cell office:value-type="float" office:value="0.00114614">
            <text:p>0.00114614</text:p>
          </table:table-cell>
          <table:table-cell office:value-type="float" office:value="0.00156615">
            <text:p>0.00156615</text:p>
          </table:table-cell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table:number-columns-repeated="2"/>
          <table:table-cell office:value-type="string">
            <text:p>mid</text:p>
          </table:table-cell>
          <table:table-cell office:value-type="string">
            <text:p>1</text:p>
          </table:table-cell>
          <table:table-cell office:value-type="float" office:value="0.00499105">
            <text:p>0.00499105</text:p>
          </table:table-cell>
          <table:table-cell office:value-type="float" office:value="0.00358478">
            <text:p>0.00358478</text:p>
          </table:table-cell>
          <table:table-cell table:style-name="ce2" office:value-type="float" office:value="0.0034966">
            <text:p>0.0034966</text:p>
          </table:table-cell>
          <table:table-cell office:value-type="float" office:value="0.00927495">
            <text:p>0.00927495</text:p>
          </table:table-cell>
          <table:table-cell office:value-type="float" office:value="0.000462558">
            <text:p>0.000462558</text:p>
          </table:table-cell>
          <table:table-cell office:value-type="float" office:value="0.00114614">
            <text:p>0.00114614</text:p>
          </table:table-cell>
          <table:table-cell office:value-type="float" office:value="0.00156533">
            <text:p>0.00156533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number-columns-repeated="2"/>
          <table:table-cell office:value-type="string">
            <text:p>mid</text:p>
          </table:table-cell>
          <table:table-cell office:value-type="string">
            <text:p>SVD</text:p>
          </table:table-cell>
          <table:table-cell office:value-type="float" office:value="0.00485816">
            <text:p>0.00485816</text:p>
          </table:table-cell>
          <table:table-cell office:value-type="float" office:value="0.00294872">
            <text:p>0.00294872</text:p>
          </table:table-cell>
          <table:table-cell office:value-type="float" office:value="0.00346227">
            <text:p>0.00346227</text:p>
          </table:table-cell>
          <table:table-cell office:value-type="float" office:value="0.000109379">
            <text:p>0.000109379</text:p>
          </table:table-cell>
          <table:table-cell office:value-type="float" office:value="0.000405921">
            <text:p>0.000405921</text:p>
          </table:table-cell>
          <table:table-cell office:value-type="float" office:value="0.00109534">
            <text:p>0.00109534</text:p>
          </table:table-cell>
          <table:table-cell office:value-type="float" office:value="0.00150169">
            <text:p>0.00150169</text:p>
          </table:table-cell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number-columns-repeated="2"/>
          <table:table-cell office:value-type="string">
            <text:p>far</text:p>
          </table:table-cell>
          <table:table-cell office:value-type="string">
            <text:p>0</text:p>
          </table:table-cell>
          <table:table-cell office:value-type="float" office:value="0.00161758">
            <text:p>0.00161758</text:p>
          </table:table-cell>
          <table:table-cell office:value-type="float" office:value="0.00471423">
            <text:p>0.00471423</text:p>
          </table:table-cell>
          <table:table-cell office:value-type="float" office:value="0.00721213">
            <text:p>0.00721213</text:p>
          </table:table-cell>
          <table:table-cell office:value-type="float" office:value="0.000405459">
            <text:p>0.000405459</text:p>
          </table:table-cell>
          <table:table-cell office:value-type="float" office:value="0.00294562">
            <text:p>0.00294562</text:p>
          </table:table-cell>
          <table:table-cell office:value-type="float" office:value="0.00329481">
            <text:p>0.00329481</text:p>
          </table:table-cell>
          <table:table-cell office:value-type="float" office:value="0.00162017">
            <text:p>0.00162017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number-columns-repeated="2"/>
          <table:table-cell office:value-type="string">
            <text:p>far</text:p>
          </table:table-cell>
          <table:table-cell office:value-type="string">
            <text:p>0.5</text:p>
          </table:table-cell>
          <table:table-cell office:value-type="float" office:value="0.00198166">
            <text:p>0.00198166</text:p>
          </table:table-cell>
          <table:table-cell office:value-type="float" office:value="0.00471844">
            <text:p>0.00471844</text:p>
          </table:table-cell>
          <table:table-cell office:value-type="float" office:value="0.00703144">
            <text:p>0.00703144</text:p>
          </table:table-cell>
          <table:table-cell office:value-type="float" office:value="0.00121287">
            <text:p>0.00121287</text:p>
          </table:table-cell>
          <table:table-cell office:value-type="float" office:value="0.00293572">
            <text:p>0.00293572</text:p>
          </table:table-cell>
          <table:table-cell office:value-type="float" office:value="0.0032977">
            <text:p>0.0032977</text:p>
          </table:table-cell>
          <table:table-cell office:value-type="float" office:value="0.0016247">
            <text:p>0.0016247</text:p>
          </table:table-cell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table:number-columns-repeated="2"/>
          <table:table-cell office:value-type="string">
            <text:p>far</text:p>
          </table:table-cell>
          <table:table-cell office:value-type="string">
            <text:p>1</text:p>
          </table:table-cell>
          <table:table-cell office:value-type="float" office:value="0.00198167">
            <text:p>0.00198167</text:p>
          </table:table-cell>
          <table:table-cell office:value-type="float" office:value="0.00471867">
            <text:p>0.00471867</text:p>
          </table:table-cell>
          <table:table-cell office:value-type="float" office:value="0.00703064">
            <text:p>0.00703064</text:p>
          </table:table-cell>
          <table:table-cell office:value-type="float" office:value="0.000646164">
            <text:p>0.000646164</text:p>
          </table:table-cell>
          <table:table-cell office:value-type="float" office:value="0.00293591">
            <text:p>0.00293591</text:p>
          </table:table-cell>
          <table:table-cell office:value-type="float" office:value="0.0032977">
            <text:p>0.0032977</text:p>
          </table:table-cell>
          <table:table-cell office:value-type="float" office:value="0.00162485">
            <text:p>0.00162485</text:p>
          </table:table-cell>
        </table:table-row>
        <table:table-row table:style-name="ro1">
          <table:table-cell table:number-columns-repeated="5"/>
          <table:table-cell office:value-type="string">
            <text:p>far</text:p>
          </table:table-cell>
          <table:table-cell office:value-type="string">
            <text:p>SVD</text:p>
          </table:table-cell>
          <table:table-cell office:value-type="float" office:value="0.00159551">
            <text:p>0.00159551</text:p>
          </table:table-cell>
          <table:table-cell office:value-type="float" office:value="0.00439386">
            <text:p>0.00439386</text:p>
          </table:table-cell>
          <table:table-cell office:value-type="float" office:value="0.00692332">
            <text:p>0.00692332</text:p>
          </table:table-cell>
          <table:table-cell office:value-type="float" office:value="0.000169425">
            <text:p>0.000169425</text:p>
          </table:table-cell>
          <table:table-cell office:value-type="float" office:value="0.00286562">
            <text:p>0.00286562</text:p>
          </table:table-cell>
          <table:table-cell office:value-type="float" office:value="0.00330421">
            <text:p>0.00330421</text:p>
          </table:table-cell>
          <table:table-cell office:value-type="float" office:value="0.00107785">
            <text:p>0.00107785</text:p>
          </table:table-cell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0.5</text:p>
          </table:table-cell>
          <table:table-cell office:value-type="string">
            <text:p>0</text:p>
          </table:table-cell>
          <table:table-cell office:value-type="string">
            <text:p>SVD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float" office:value="16">
            <text:p>16</text:p>
          </table:table-cell>
          <table:table-cell table:number-columns-repeated="2"/>
          <table:table-cell office:value-type="string">
            <text:p>close</text:p>
          </table:table-cell>
          <table:table-cell office:value-type="string">
            <text:p>FEATURE STRUCTURE</text:p>
          </table:table-cell>
          <table:table-cell office:value-type="float" office:value="0.00340676">
            <text:p>0.00340676</text:p>
          </table:table-cell>
          <table:table-cell office:value-type="float" office:value="0.00340629">
            <text:p>0.00340629</text:p>
          </table:table-cell>
          <table:table-cell office:value-type="float" office:value="0.00340745">
            <text:p>0.00340745</text:p>
          </table:table-cell>
          <table:table-cell office:value-type="float" office:value="0.00326561">
            <text:p>0.003265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table:number-columns-repeated="2"/>
          <table:table-cell office:value-type="string">
            <text:p>close</text:p>
          </table:table-cell>
          <table:table-cell office:value-type="string">
            <text:p>FEATURE NO STRUCT</text:p>
          </table:table-cell>
          <table:table-cell office:value-type="float" office:value="0.000273793">
            <text:p>0.000273793</text:p>
          </table:table-cell>
          <table:table-cell office:value-type="float" office:value="0.00027378">
            <text:p>0.00027378</text:p>
          </table:table-cell>
          <table:table-cell office:value-type="float" office:value="0.000289591">
            <text:p>0.000289591</text:p>
          </table:table-cell>
          <table:table-cell table:style-name="ce2" office:value-type="string">
            <text:p>9.46089e-0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/>
          <table:table-cell table:style-name="ce2"/>
          <table:table-cell office:value-type="string">
            <text:p>close</text:p>
          </table:table-cell>
          <table:table-cell office:value-type="string">
            <text:p>NO FEATURE STRUCTURE</text:p>
          </table:table-cell>
          <table:table-cell office:value-type="float" office:value="0.00058333">
            <text:p>0.00058333</text:p>
          </table:table-cell>
          <table:table-cell office:value-type="float" office:value="0.000583485">
            <text:p>0.000583485</text:p>
          </table:table-cell>
          <table:table-cell office:value-type="float" office:value="0.000558559">
            <text:p>0.000558559</text:p>
          </table:table-cell>
          <table:table-cell office:value-type="float" office:value="0.000446156">
            <text:p>0.00044615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/>
          <table:table-cell table:style-name="ce2"/>
          <table:table-cell office:value-type="string">
            <text:p>close</text:p>
          </table:table-cell>
          <table:table-cell office:value-type="string">
            <text:p>NO FEATURE NO STRUCT</text:p>
          </table:table-cell>
          <table:table-cell office:value-type="float" office:value="0.00281736">
            <text:p>0.00281736</text:p>
          </table:table-cell>
          <table:table-cell office:value-type="float" office:value="0.00282485">
            <text:p>0.00282485</text:p>
          </table:table-cell>
          <table:table-cell office:value-type="float" office:value="0.000595015">
            <text:p>0.000595015</text:p>
          </table:table-cell>
          <table:table-cell table:style-name="ce2" office:value-type="string">
            <text:p>1.79935e-0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number-columns-repeated="2"/>
          <table:table-cell office:value-type="string">
            <text:p>close</text:p>
          </table:table-cell>
          <table:table-cell office:value-type="string">
            <text:p>&lt;1m</text:p>
          </table:table-cell>
          <table:table-cell office:value-type="float" office:value="0.000126281">
            <text:p>0.000126281</text:p>
          </table:table-cell>
          <table:table-cell office:value-type="float" office:value="0.000126397">
            <text:p>0.000126397</text:p>
          </table:table-cell>
          <table:table-cell office:value-type="float" office:value="0.000116531">
            <text:p>0.000116531</text:p>
          </table:table-cell>
          <table:table-cell office:value-type="float" office:value="0.000110496">
            <text:p>0.00011049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table:number-columns-repeated="2"/>
          <table:table-cell office:value-type="string">
            <text:p>close</text:p>
          </table:table-cell>
          <table:table-cell office:value-type="string">
            <text:p>~2m</text:p>
          </table:table-cell>
          <table:table-cell table:style-name="ce2" office:value-type="string">
            <text:p>5.58867e-05</text:p>
          </table:table-cell>
          <table:table-cell table:style-name="ce2" office:value-type="string">
            <text:p>5.58864e-05</text:p>
          </table:table-cell>
          <table:table-cell table:style-name="ce2" office:value-type="string">
            <text:p>5.57538e-05</text:p>
          </table:table-cell>
          <table:table-cell table:style-name="ce2" office:value-type="string">
            <text:p>5.56583e-0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table:number-columns-repeated="2"/>
          <table:table-cell office:value-type="string">
            <text:p>close</text:p>
          </table:table-cell>
          <table:table-cell office:value-type="string">
            <text:p>~3m</text:p>
          </table:table-cell>
          <table:table-cell office:value-type="float" office:value="0.000341234">
            <text:p>0.000341234</text:p>
          </table:table-cell>
          <table:table-cell office:value-type="float" office:value="0.000341424">
            <text:p>0.000341424</text:p>
          </table:table-cell>
          <table:table-cell office:value-type="float" office:value="0.000369921">
            <text:p>0.000369921</text:p>
          </table:table-cell>
          <table:table-cell office:value-type="float" office:value="0.000319759">
            <text:p>0.00031975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0.5</text:p>
          </table:table-cell>
          <table:table-cell office:value-type="string">
            <text:p>0</text:p>
          </table:table-cell>
          <table:table-cell office:value-type="string">
            <text:p>SVD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 office:value-type="string">
            <text:p>mid</text:p>
          </table:table-cell>
          <table:table-cell office:value-type="string">
            <text:p>FEATURE STRUCTURE</text:p>
          </table:table-cell>
          <table:table-cell office:value-type="float" office:value="0.00499105">
            <text:p>0.00499105</text:p>
          </table:table-cell>
          <table:table-cell table:style-name="ce2" office:value-type="float" office:value="0.00499198">
            <text:p>0.00499198</text:p>
          </table:table-cell>
          <table:table-cell office:value-type="float" office:value="0.00487312">
            <text:p>0.00487312</text:p>
          </table:table-cell>
          <table:table-cell office:value-type="float" office:value="0.00485816">
            <text:p>0.004858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/>
          <table:table-cell table:style-name="ce2"/>
          <table:table-cell office:value-type="string">
            <text:p>mid</text:p>
          </table:table-cell>
          <table:table-cell office:value-type="string">
            <text:p>FEATURE NO STRUCT</text:p>
          </table:table-cell>
          <table:table-cell office:value-type="float" office:value="0.00358478">
            <text:p>0.00358478</text:p>
          </table:table-cell>
          <table:table-cell office:value-type="float" office:value="0.00358471">
            <text:p>0.00358471</text:p>
          </table:table-cell>
          <table:table-cell office:value-type="float" office:value="0.00434329">
            <text:p>0.00434329</text:p>
          </table:table-cell>
          <table:table-cell office:value-type="float" office:value="0.00294872">
            <text:p>0.0029487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table:number-columns-repeated="2"/>
          <table:table-cell office:value-type="string">
            <text:p>mid</text:p>
          </table:table-cell>
          <table:table-cell office:value-type="string">
            <text:p>NO FEATURE STRUCTURE</text:p>
          </table:table-cell>
          <table:table-cell table:style-name="ce2" office:value-type="float" office:value="0.0034966">
            <text:p>0.0034966</text:p>
          </table:table-cell>
          <table:table-cell office:value-type="float" office:value="0.00349645">
            <text:p>0.00349645</text:p>
          </table:table-cell>
          <table:table-cell office:value-type="float" office:value="0.00349928">
            <text:p>0.00349928</text:p>
          </table:table-cell>
          <table:table-cell office:value-type="float" office:value="0.00346227">
            <text:p>0.0034622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table:number-columns-repeated="2"/>
          <table:table-cell office:value-type="string">
            <text:p>mid</text:p>
          </table:table-cell>
          <table:table-cell office:value-type="string">
            <text:p>NO FEATURE NO STRUCT</text:p>
          </table:table-cell>
          <table:table-cell office:value-type="float" office:value="0.00927495">
            <text:p>0.00927495</text:p>
          </table:table-cell>
          <table:table-cell office:value-type="float" office:value="0.00951475">
            <text:p>0.00951475</text:p>
          </table:table-cell>
          <table:table-cell office:value-type="float" office:value="0.00116611">
            <text:p>0.00116611</text:p>
          </table:table-cell>
          <table:table-cell office:value-type="float" office:value="0.000109379">
            <text:p>0.00010937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table:number-columns-repeated="2"/>
          <table:table-cell office:value-type="string">
            <text:p>mid</text:p>
          </table:table-cell>
          <table:table-cell office:value-type="string">
            <text:p>&lt;1m</text:p>
          </table:table-cell>
          <table:table-cell office:value-type="float" office:value="0.000462558">
            <text:p>0.000462558</text:p>
          </table:table-cell>
          <table:table-cell office:value-type="float" office:value="0.000462747">
            <text:p>0.000462747</text:p>
          </table:table-cell>
          <table:table-cell office:value-type="float" office:value="0.000445923">
            <text:p>0.000445923</text:p>
          </table:table-cell>
          <table:table-cell office:value-type="float" office:value="0.000405921">
            <text:p>0.00040592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 table:number-columns-repeated="2"/>
          <table:table-cell office:value-type="string">
            <text:p>mid</text:p>
          </table:table-cell>
          <table:table-cell office:value-type="string">
            <text:p>~2m</text:p>
          </table:table-cell>
          <table:table-cell table:number-columns-repeated="2" office:value-type="float" office:value="0.00114614">
            <text:p>0.00114614</text:p>
          </table:table-cell>
          <table:table-cell office:value-type="float" office:value="0.00111345">
            <text:p>0.00111345</text:p>
          </table:table-cell>
          <table:table-cell office:value-type="float" office:value="0.00109534">
            <text:p>0.00109534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float" office:value="30">
            <text:p>30</text:p>
          </table:table-cell>
          <table:table-cell/>
          <table:table-cell table:style-name="ce2"/>
          <table:table-cell office:value-type="string">
            <text:p>mid</text:p>
          </table:table-cell>
          <table:table-cell office:value-type="string">
            <text:p>~3m</text:p>
          </table:table-cell>
          <table:table-cell office:value-type="float" office:value="0.00156533">
            <text:p>0.00156533</text:p>
          </table:table-cell>
          <table:table-cell office:value-type="float" office:value="0.00156615">
            <text:p>0.00156615</text:p>
          </table:table-cell>
          <table:table-cell office:value-type="float" office:value="0.00152661">
            <text:p>0.00152661</text:p>
          </table:table-cell>
          <table:table-cell office:value-type="float" office:value="0.00150169">
            <text:p>0.0015016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">
            <text:p>31</text:p>
          </table:table-cell>
          <table:table-cell/>
          <table:table-cell table:style-name="ce2"/>
          <table:table-cell table:number-columns-repeated="2"/>
          <table:table-cell office:value-type="string">
            <text:p>1</text:p>
          </table:table-cell>
          <table:table-cell office:value-type="string">
            <text:p>0.5</text:p>
          </table:table-cell>
          <table:table-cell office:value-type="string">
            <text:p>0</text:p>
          </table:table-cell>
          <table:table-cell office:value-type="string">
            <text:p>SV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table:number-columns-repeated="2"/>
          <table:table-cell office:value-type="string">
            <text:p>far</text:p>
          </table:table-cell>
          <table:table-cell office:value-type="string">
            <text:p>FEATURE STRUCTURE</text:p>
          </table:table-cell>
          <table:table-cell office:value-type="float" office:value="0.00198167">
            <text:p>0.00198167</text:p>
          </table:table-cell>
          <table:table-cell office:value-type="float" office:value="0.00198166">
            <text:p>0.00198166</text:p>
          </table:table-cell>
          <table:table-cell office:value-type="float" office:value="0.00161758">
            <text:p>0.00161758</text:p>
          </table:table-cell>
          <table:table-cell office:value-type="float" office:value="0.00159551">
            <text:p>0.0015955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">
            <text:p>33</text:p>
          </table:table-cell>
          <table:table-cell table:number-columns-repeated="2"/>
          <table:table-cell office:value-type="string">
            <text:p>far</text:p>
          </table:table-cell>
          <table:table-cell office:value-type="string">
            <text:p>FEATURE NO STRUCT</text:p>
          </table:table-cell>
          <table:table-cell office:value-type="float" office:value="0.00471867">
            <text:p>0.00471867</text:p>
          </table:table-cell>
          <table:table-cell office:value-type="float" office:value="0.00471844">
            <text:p>0.00471844</text:p>
          </table:table-cell>
          <table:table-cell office:value-type="float" office:value="0.00471423">
            <text:p>0.00471423</text:p>
          </table:table-cell>
          <table:table-cell office:value-type="float" office:value="0.00439386">
            <text:p>0.004393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">
            <text:p>34</text:p>
          </table:table-cell>
          <table:table-cell table:number-columns-repeated="2"/>
          <table:table-cell office:value-type="string">
            <text:p>far</text:p>
          </table:table-cell>
          <table:table-cell office:value-type="string">
            <text:p>NO FEATURE STRUCTURE</text:p>
          </table:table-cell>
          <table:table-cell office:value-type="float" office:value="0.00703064">
            <text:p>0.00703064</text:p>
          </table:table-cell>
          <table:table-cell office:value-type="float" office:value="0.00703144">
            <text:p>0.00703144</text:p>
          </table:table-cell>
          <table:table-cell office:value-type="float" office:value="0.00721213">
            <text:p>0.00721213</text:p>
          </table:table-cell>
          <table:table-cell office:value-type="float" office:value="0.00692332">
            <text:p>0.0069233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table:number-columns-repeated="2"/>
          <table:table-cell office:value-type="string">
            <text:p>far</text:p>
          </table:table-cell>
          <table:table-cell office:value-type="string">
            <text:p>NO FEATURE NO STRUCT</text:p>
          </table:table-cell>
          <table:table-cell office:value-type="float" office:value="0.000646164">
            <text:p>0.000646164</text:p>
          </table:table-cell>
          <table:table-cell office:value-type="float" office:value="0.00121287">
            <text:p>0.00121287</text:p>
          </table:table-cell>
          <table:table-cell office:value-type="float" office:value="0.000405459">
            <text:p>0.000405459</text:p>
          </table:table-cell>
          <table:table-cell office:value-type="float" office:value="0.000169425">
            <text:p>0.00016942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far</text:p>
          </table:table-cell>
          <table:table-cell office:value-type="string">
            <text:p>&lt;1m</text:p>
          </table:table-cell>
          <table:table-cell office:value-type="float" office:value="0.00293591">
            <text:p>0.00293591</text:p>
          </table:table-cell>
          <table:table-cell office:value-type="float" office:value="0.00293572">
            <text:p>0.00293572</text:p>
          </table:table-cell>
          <table:table-cell office:value-type="float" office:value="0.00294562">
            <text:p>0.00294562</text:p>
          </table:table-cell>
          <table:table-cell office:value-type="float" office:value="0.00286562">
            <text:p>0.0028656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">
            <text:p>37</text:p>
          </table:table-cell>
          <table:table-cell table:number-columns-repeated="2"/>
          <table:table-cell office:value-type="string">
            <text:p>far</text:p>
          </table:table-cell>
          <table:table-cell office:value-type="string">
            <text:p>~2m</text:p>
          </table:table-cell>
          <table:table-cell table:number-columns-repeated="2" office:value-type="float" office:value="0.0032977">
            <text:p>0.0032977</text:p>
          </table:table-cell>
          <table:table-cell office:value-type="float" office:value="0.00329481">
            <text:p>0.00329481</text:p>
          </table:table-cell>
          <table:table-cell office:value-type="float" office:value="0.00330421">
            <text:p>0.0033042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8">
            <text:p>38</text:p>
          </table:table-cell>
          <table:table-cell table:number-columns-repeated="2"/>
          <table:table-cell office:value-type="string">
            <text:p>far</text:p>
          </table:table-cell>
          <table:table-cell office:value-type="string">
            <text:p>~3m</text:p>
          </table:table-cell>
          <table:table-cell office:value-type="float" office:value="0.00162485">
            <text:p>0.00162485</text:p>
          </table:table-cell>
          <table:table-cell office:value-type="float" office:value="0.0016247">
            <text:p>0.0016247</text:p>
          </table:table-cell>
          <table:table-cell office:value-type="float" office:value="0.00162017">
            <text:p>0.00162017</text:p>
          </table:table-cell>
          <table:table-cell office:value-type="float" office:value="0.00107785">
            <text:p>0.0010778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9">
            <text:p>39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41">
            <text:p>41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42">
            <text:p>42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43">
            <text:p>43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44">
            <text:p>44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45">
            <text:p>4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46">
            <text:p>46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47">
            <text:p>47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float" office:value="49">
            <text:p>49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51">
            <text:p>51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52">
            <text:p>52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53">
            <text:p>53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54">
            <text:p>54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55">
            <text:p>5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56">
            <text:p>56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57">
            <text:p>57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58">
            <text:p>58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59">
            <text:p>59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float" office:value="61">
            <text:p>61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62">
            <text:p>62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63">
            <text:p>63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64">
            <text:p>64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65">
            <text:p>6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66">
            <text:p>66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67">
            <text:p>67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68">
            <text:p>68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69">
            <text:p>69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70">
            <text:p>7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71">
            <text:p>71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float" office:value="73">
            <text:p>73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74">
            <text:p>74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75">
            <text:p>7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76">
            <text:p>76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77">
            <text:p>77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78">
            <text:p>78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79">
            <text:p>79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80">
            <text:p>8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81">
            <text:p>81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82">
            <text:p>82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83">
            <text:p>83</text:p>
          </table:table-cell>
          <table:table-cell table:number-columns-repeated="11"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4">04/04/2012</text:date>, <text:time>21:47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ss </meta:initial-creator>
    <meta:creation-date>2012-04-02T19:28:03</meta:creation-date>
    <dc:date>2012-04-04T21:47:53</dc:date>
    <dc:creator>Ross </dc:creator>
    <meta:editing-duration>PT7H14M16S</meta:editing-duration>
    <meta:editing-cycles>3</meta:editing-cycles>
    <meta:generator>LibreOffice/3.4$Unix LibreOffice_project/340m1$Build-402</meta:generator>
    <meta:document-statistic meta:table-count="3" meta:cell-count="669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10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46.127cm" svg:height="23.5cm" xlink:href=".." xlink:type="simple" chart:class="chart:bar" chart:style-name="ch1">
        <chart:legend chart:legend-position="end" svg:x="40.953cm" svg:y="9.957cm" style:legend-expansion="high" chart:style-name="ch2"/>
        <chart:plot-area chart:style-name="ch3" table:cell-range-address="Sheet1.D5:Sheet1.L18" chart:data-source-has-labels="both" svg:x="1.372cm" svg:y="2.015cm" svg:width="37.737cm" svg:height="20.595cm">
          <chartooo:coordinate-region svg:x="2.284cm" svg:y="2.214cm" svg:width="36.825cm" svg:height="19.351cm"/>
          <chart:axis chart:dimension="x" chart:name="primary-x" chart:style-name="ch4" chartooo:axis-type="auto">
            <chartooo:date-scale/>
            <chart:categories table:cell-range-address="Sheet1.D7:Sheet1.E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F7:Sheet1.F18" chart:label-cell-address="Sheet1.F5:Sheet1.F6" chart:class="chart:bar">
            <chart:data-point chart:repeated="12"/>
          </chart:series>
          <chart:series chart:style-name="ch8" chart:values-cell-range-address="Sheet1.G7:Sheet1.G18" chart:label-cell-address="Sheet1.G5:Sheet1.G6" chart:class="chart:bar">
            <chart:data-point chart:repeated="12"/>
          </chart:series>
          <chart:series chart:style-name="ch9" chart:values-cell-range-address="Sheet1.H7:Sheet1.H18" chart:label-cell-address="Sheet1.H5:Sheet1.H6" chart:class="chart:bar">
            <chart:data-point chart:repeated="12"/>
          </chart:series>
          <chart:series chart:style-name="ch10" chart:values-cell-range-address="Sheet1.I7:Sheet1.I18" chart:label-cell-address="Sheet1.I5:Sheet1.I6" chart:class="chart:bar">
            <chart:data-point chart:repeated="12"/>
          </chart:series>
          <chart:series chart:style-name="ch11" chart:values-cell-range-address="Sheet1.J7:Sheet1.J18" chart:label-cell-address="Sheet1.J5:Sheet1.J6" chart:class="chart:bar">
            <chart:data-point chart:repeated="12"/>
          </chart:series>
          <chart:series chart:style-name="ch12" chart:values-cell-range-address="Sheet1.K7:Sheet1.K18" chart:label-cell-address="Sheet1.K5:Sheet1.K6" chart:class="chart:bar">
            <chart:data-point chart:repeated="12"/>
          </chart:series>
          <chart:series chart:style-name="ch13" chart:values-cell-range-address="Sheet1.L7:Sheet1.L18" chart:label-cell-address="Sheet1.L5:Sheet1.L6" chart:class="chart:bar"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EATURE STRUCTURE</text:p>
                <text:list>
                  <text:list-item>
                    <text:p>FEATURE</text:p>
                  </text:list-item>
                  <text:list-item>
                    <text:p>STRUCTURE</text:p>
                  </text:list-item>
                </text:list>
                <draw:g>
                  <svg:desc>Sheet1.F5:Sheet1.F6</svg:desc>
                </draw:g>
              </table:table-cell>
              <table:table-cell office:value-type="string">
                <text:p>NO STRUCT</text:p>
                <text:list>
                  <text:list-item>
                    <text:p/>
                  </text:list-item>
                  <text:list-item>
                    <text:p>NO STRUCT</text:p>
                  </text:list-item>
                </text:list>
                <draw:g>
                  <svg:desc>Sheet1.G5:Sheet1.G6</svg:desc>
                </draw:g>
              </table:table-cell>
              <table:table-cell office:value-type="string">
                <text:p>NO FEATURE STRUCTURE</text:p>
                <text:list>
                  <text:list-item>
                    <text:p>NO FEATURE</text:p>
                  </text:list-item>
                  <text:list-item>
                    <text:p>STRUCTURE</text:p>
                  </text:list-item>
                </text:list>
                <draw:g>
                  <svg:desc>Sheet1.H5:Sheet1.H6</svg:desc>
                </draw:g>
              </table:table-cell>
              <table:table-cell office:value-type="string">
                <text:p>NO STRUCT</text:p>
                <text:list>
                  <text:list-item>
                    <text:p/>
                  </text:list-item>
                  <text:list-item>
                    <text:p>NO STRUCT</text:p>
                  </text:list-item>
                </text:list>
                <draw:g>
                  <svg:desc>Sheet1.I5:Sheet1.I6</svg:desc>
                </draw:g>
              </table:table-cell>
              <table:table-cell office:value-type="string">
                <text:p>DESK &lt;1m</text:p>
                <text:list>
                  <text:list-item>
                    <text:p>DESK</text:p>
                  </text:list-item>
                  <text:list-item>
                    <text:p>&lt;1m</text:p>
                  </text:list-item>
                </text:list>
                <draw:g>
                  <svg:desc>Sheet1.J5:Sheet1.J6</svg:desc>
                </draw:g>
              </table:table-cell>
              <table:table-cell office:value-type="string">
                <text:p>~2m</text:p>
                <text:list>
                  <text:list-item>
                    <text:p/>
                  </text:list-item>
                  <text:list-item>
                    <text:p>~2m</text:p>
                  </text:list-item>
                </text:list>
                <draw:g>
                  <svg:desc>Sheet1.K5:Sheet1.K6</svg:desc>
                </draw:g>
              </table:table-cell>
              <table:table-cell office:value-type="string">
                <text:p>~3m</text:p>
                <text:list>
                  <text:list-item>
                    <text:p/>
                  </text:list-item>
                  <text:list-item>
                    <text:p>~3m</text:p>
                  </text:list-item>
                </text:list>
                <draw:g>
                  <svg:desc>Sheet1.L5:Sheet1.L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lose 0</text:p>
                <text:list>
                  <text:list-item>
                    <text:p>close</text:p>
                  </text:list-item>
                  <text:list-item>
                    <text:p>0</text:p>
                  </text:list-item>
                </text:list>
                <draw:g>
                  <svg:desc>Sheet1.D7:Sheet1.E18</svg:desc>
                </draw:g>
              </table:table-cell>
              <table:table-cell office:value-type="float" office:value="0.0068161">
                <text:p>0.0068161</text:p>
                <draw:g>
                  <svg:desc>Sheet1.F7:Sheet1.F18</svg:desc>
                </draw:g>
              </table:table-cell>
              <table:table-cell office:value-type="float" office:value="0.000289591">
                <text:p>0.000289591</text:p>
                <draw:g>
                  <svg:desc>Sheet1.G7:Sheet1.G18</svg:desc>
                </draw:g>
              </table:table-cell>
              <table:table-cell office:value-type="float" office:value="0.000558559">
                <text:p>0.000558559</text:p>
                <draw:g>
                  <svg:desc>Sheet1.H7:Sheet1.H18</svg:desc>
                </draw:g>
              </table:table-cell>
              <table:table-cell office:value-type="float" office:value="0.000595015">
                <text:p>0.000595015</text:p>
                <draw:g>
                  <svg:desc>Sheet1.I7:Sheet1.I18</svg:desc>
                </draw:g>
              </table:table-cell>
              <table:table-cell office:value-type="float" office:value="0.000116531">
                <text:p>0.000116531</text:p>
                <draw:g>
                  <svg:desc>Sheet1.J7:Sheet1.J18</svg:desc>
                </draw:g>
              </table:table-cell>
              <table:table-cell office:value-type="float" office:value="NaN">
                <text:p>NaN</text:p>
                <draw:g>
                  <svg:desc>Sheet1.K7:Sheet1.K18</svg:desc>
                </draw:g>
              </table:table-cell>
              <table:table-cell office:value-type="float" office:value="0.000411284">
                <text:p>0.000411284</text:p>
                <draw:g>
                  <svg:desc>Sheet1.L7:Sheet1.L18</svg:desc>
                </draw:g>
              </table:table-cell>
            </table:table-row>
            <table:table-row>
              <table:table-cell office:value-type="string">
                <text:p>close 0.5</text:p>
                <text:list>
                  <text:list-item>
                    <text:p>close</text:p>
                  </text:list-item>
                  <text:list-item>
                    <text:p>0.5</text:p>
                  </text:list-item>
                </text:list>
              </table:table-cell>
              <table:table-cell office:value-type="float" office:value="0.00671041">
                <text:p>0.00671041</text:p>
              </table:table-cell>
              <table:table-cell office:value-type="float" office:value="0.00027378">
                <text:p>0.00027378</text:p>
              </table:table-cell>
              <table:table-cell office:value-type="float" office:value="0.000583485">
                <text:p>0.000583485</text:p>
              </table:table-cell>
              <table:table-cell office:value-type="float" office:value="0.00282485">
                <text:p>0.00282485</text:p>
              </table:table-cell>
              <table:table-cell office:value-type="float" office:value="0.000126397">
                <text:p>0.000126397</text:p>
              </table:table-cell>
              <table:table-cell office:value-type="float" office:value="NaN">
                <text:p>NaN</text:p>
              </table:table-cell>
              <table:table-cell office:value-type="float" office:value="0.000379894">
                <text:p>0.000379894</text:p>
              </table:table-cell>
            </table:table-row>
            <table:table-row>
              <table:table-cell office:value-type="string">
                <text:p>close 1</text:p>
                <text:list>
                  <text:list-item>
                    <text:p>close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0.00671083">
                <text:p>0.00671083</text:p>
              </table:table-cell>
              <table:table-cell office:value-type="float" office:value="0.000273793">
                <text:p>0.000273793</text:p>
              </table:table-cell>
              <table:table-cell office:value-type="float" office:value="0.00058333">
                <text:p>0.00058333</text:p>
              </table:table-cell>
              <table:table-cell office:value-type="float" office:value="0.00281736">
                <text:p>0.00281736</text:p>
              </table:table-cell>
              <table:table-cell office:value-type="float" office:value="0.000126281">
                <text:p>0.000126281</text:p>
              </table:table-cell>
              <table:table-cell office:value-type="float" office:value="NaN">
                <text:p>NaN</text:p>
              </table:table-cell>
              <table:table-cell office:value-type="float" office:value="0.000379692">
                <text:p>0.000379692</text:p>
              </table:table-cell>
            </table:table-row>
            <table:table-row>
              <table:table-cell office:value-type="string">
                <text:p>close SVD</text:p>
                <text:list>
                  <text:list-item>
                    <text:p>close</text:p>
                  </text:list-item>
                  <text:list-item>
                    <text:p>SVD</text:p>
                  </text:list-item>
                </text:list>
              </table:table-cell>
              <table:table-cell office:value-type="float" office:value="0.00659943">
                <text:p>0.00659943</text:p>
              </table:table-cell>
              <table:table-cell office:value-type="float" office:value="NaN">
                <text:p>NaN</text:p>
              </table:table-cell>
              <table:table-cell office:value-type="float" office:value="0.000446156">
                <text:p>0.000446156</text:p>
              </table:table-cell>
              <table:table-cell office:value-type="float" office:value="NaN">
                <text:p>NaN</text:p>
              </table:table-cell>
              <table:table-cell office:value-type="float" office:value="0.000110496">
                <text:p>0.000110496</text:p>
              </table:table-cell>
              <table:table-cell office:value-type="float" office:value="NaN">
                <text:p>NaN</text:p>
              </table:table-cell>
              <table:table-cell office:value-type="float" office:value="0.00035355">
                <text:p>0.00035355</text:p>
              </table:table-cell>
            </table:table-row>
            <table:table-row>
              <table:table-cell office:value-type="string">
                <text:p>mid 0</text:p>
                <text:list>
                  <text:list-item>
                    <text:p>mid</text:p>
                  </text:list-item>
                  <text:list-item>
                    <text:p>0</text:p>
                  </text:list-item>
                </text:list>
              </table:table-cell>
              <table:table-cell office:value-type="float" office:value="0.00892701">
                <text:p>0.00892701</text:p>
              </table:table-cell>
              <table:table-cell office:value-type="float" office:value="0.122084">
                <text:p>0.122084</text:p>
              </table:table-cell>
              <table:table-cell office:value-type="float" office:value="0.0201728">
                <text:p>0.0201728</text:p>
              </table:table-cell>
              <table:table-cell office:value-type="float" office:value="0.0027976">
                <text:p>0.0027976</text:p>
              </table:table-cell>
              <table:table-cell office:value-type="float" office:value="0.00583263">
                <text:p>0.00583263</text:p>
              </table:table-cell>
              <table:table-cell office:value-type="float" office:value="0.00126034">
                <text:p>0.00126034</text:p>
              </table:table-cell>
              <table:table-cell office:value-type="float" office:value="0.0344942">
                <text:p>0.0344942</text:p>
              </table:table-cell>
            </table:table-row>
            <table:table-row>
              <table:table-cell office:value-type="string">
                <text:p>mid 0.5</text:p>
                <text:list>
                  <text:list-item>
                    <text:p>mid</text:p>
                  </text:list-item>
                  <text:list-item>
                    <text:p>0.5</text:p>
                  </text:list-item>
                </text:list>
              </table:table-cell>
              <table:table-cell office:value-type="float" office:value="0.0101037">
                <text:p>0.0101037</text:p>
              </table:table-cell>
              <table:table-cell office:value-type="float" office:value="0.0708973">
                <text:p>0.0708973</text:p>
              </table:table-cell>
              <table:table-cell office:value-type="float" office:value="0.0198973">
                <text:p>0.0198973</text:p>
              </table:table-cell>
              <table:table-cell office:value-type="float" office:value="0.0114718">
                <text:p>0.0114718</text:p>
              </table:table-cell>
              <table:table-cell office:value-type="float" office:value="0.00584836">
                <text:p>0.00584836</text:p>
              </table:table-cell>
              <table:table-cell office:value-type="float" office:value="0.00129611">
                <text:p>0.00129611</text:p>
              </table:table-cell>
              <table:table-cell office:value-type="float" office:value="0.0337265">
                <text:p>0.0337265</text:p>
              </table:table-cell>
            </table:table-row>
            <table:table-row>
              <table:table-cell office:value-type="string">
                <text:p>mid 1</text:p>
                <text:list>
                  <text:list-item>
                    <text:p>mid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0.0101043">
                <text:p>0.0101043</text:p>
              </table:table-cell>
              <table:table-cell office:value-type="float" office:value="0.0708961">
                <text:p>0.0708961</text:p>
              </table:table-cell>
              <table:table-cell office:value-type="float" office:value="0.0198994">
                <text:p>0.0198994</text:p>
              </table:table-cell>
              <table:table-cell office:value-type="float" office:value="0.0123538">
                <text:p>0.0123538</text:p>
              </table:table-cell>
              <table:table-cell office:value-type="float" office:value="0.00584741">
                <text:p>0.00584741</text:p>
              </table:table-cell>
              <table:table-cell office:value-type="float" office:value="0.00129611">
                <text:p>0.00129611</text:p>
              </table:table-cell>
              <table:table-cell office:value-type="float" office:value="0.0337208">
                <text:p>0.0337208</text:p>
              </table:table-cell>
            </table:table-row>
            <table:table-row>
              <table:table-cell office:value-type="string">
                <text:p>mid SVD</text:p>
                <text:list>
                  <text:list-item>
                    <text:p>mid</text:p>
                  </text:list-item>
                  <text:list-item>
                    <text:p>SVD</text:p>
                  </text:list-item>
                </text:list>
              </table:table-cell>
              <table:table-cell office:value-type="float" office:value="0.00897632">
                <text:p>0.00897632</text:p>
              </table:table-cell>
              <table:table-cell office:value-type="float" office:value="0.0641591">
                <text:p>0.0641591</text:p>
              </table:table-cell>
              <table:table-cell office:value-type="float" office:value="0.0184802">
                <text:p>0.0184802</text:p>
              </table:table-cell>
              <table:table-cell office:value-type="float" office:value="0.00092078">
                <text:p>0.00092078</text:p>
              </table:table-cell>
              <table:table-cell office:value-type="float" office:value="0.00580203">
                <text:p>0.00580203</text:p>
              </table:table-cell>
              <table:table-cell office:value-type="float" office:value="0.00124262">
                <text:p>0.00124262</text:p>
              </table:table-cell>
              <table:table-cell office:value-type="float" office:value="0.0342276">
                <text:p>0.0342276</text:p>
              </table:table-cell>
            </table:table-row>
            <table:table-row>
              <table:table-cell office:value-type="string">
                <text:p>far 0</text:p>
                <text:list>
                  <text:list-item>
                    <text:p>far</text:p>
                  </text:list-item>
                  <text:list-item>
                    <text:p>0</text:p>
                  </text:list-item>
                </text:list>
              </table:table-cell>
              <table:table-cell office:value-type="float" office:value="0.00322542">
                <text:p>0.00322542</text:p>
              </table:table-cell>
              <table:table-cell office:value-type="float" office:value="0.361618">
                <text:p>0.361618</text:p>
              </table:table-cell>
              <table:table-cell office:value-type="float" office:value="0.212017">
                <text:p>0.212017</text:p>
              </table:table-cell>
              <table:table-cell office:value-type="float" office:value="0.000843552">
                <text:p>0.000843552</text:p>
              </table:table-cell>
              <table:table-cell office:value-type="float" office:value="0.00454847">
                <text:p>0.00454847</text:p>
              </table:table-cell>
              <table:table-cell office:value-type="float" office:value="0.0303873">
                <text:p>0.0303873</text:p>
              </table:table-cell>
              <table:table-cell office:value-type="float" office:value="0.00263407">
                <text:p>0.00263407</text:p>
              </table:table-cell>
            </table:table-row>
            <table:table-row>
              <table:table-cell office:value-type="string">
                <text:p>far 0.5</text:p>
                <text:list>
                  <text:list-item>
                    <text:p>far</text:p>
                  </text:list-item>
                  <text:list-item>
                    <text:p>0.5</text:p>
                  </text:list-item>
                </text:list>
              </table:table-cell>
              <table:table-cell office:value-type="float" office:value="0.00459792">
                <text:p>0.00459792</text:p>
              </table:table-cell>
              <table:table-cell office:value-type="float" office:value="0.361566">
                <text:p>0.361566</text:p>
              </table:table-cell>
              <table:table-cell office:value-type="float" office:value="0.213044">
                <text:p>0.213044</text:p>
              </table:table-cell>
              <table:table-cell office:value-type="float" office:value="0.00121287">
                <text:p>0.00121287</text:p>
              </table:table-cell>
              <table:table-cell office:value-type="float" office:value="0.00447346">
                <text:p>0.00447346</text:p>
              </table:table-cell>
              <table:table-cell office:value-type="float" office:value="0.0301663">
                <text:p>0.0301663</text:p>
              </table:table-cell>
              <table:table-cell office:value-type="float" office:value="0.00264319">
                <text:p>0.00264319</text:p>
              </table:table-cell>
            </table:table-row>
            <table:table-row>
              <table:table-cell office:value-type="string">
                <text:p>far 1</text:p>
                <text:list>
                  <text:list-item>
                    <text:p>far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0.00459792">
                <text:p>0.00459792</text:p>
              </table:table-cell>
              <table:table-cell office:value-type="float" office:value="0.361568">
                <text:p>0.361568</text:p>
              </table:table-cell>
              <table:table-cell office:value-type="float" office:value="0.21304">
                <text:p>0.21304</text:p>
              </table:table-cell>
              <table:table-cell office:value-type="float" office:value="0.000887198">
                <text:p>0.000887198</text:p>
              </table:table-cell>
              <table:table-cell office:value-type="float" office:value="0.00447392">
                <text:p>0.00447392</text:p>
              </table:table-cell>
              <table:table-cell office:value-type="float" office:value="0.0301663">
                <text:p>0.0301663</text:p>
              </table:table-cell>
              <table:table-cell office:value-type="float" office:value="0.00264331">
                <text:p>0.00264331</text:p>
              </table:table-cell>
            </table:table-row>
            <table:table-row>
              <table:table-cell office:value-type="string">
                <text:p>far SVD</text:p>
                <text:list>
                  <text:list-item>
                    <text:p>far</text:p>
                  </text:list-item>
                  <text:list-item>
                    <text:p>SVD</text:p>
                  </text:list-item>
                </text:list>
              </table:table-cell>
              <table:table-cell office:value-type="float" office:value="0.00321238">
                <text:p>0.00321238</text:p>
              </table:table-cell>
              <table:table-cell office:value-type="float" office:value="0.330448">
                <text:p>0.330448</text:p>
              </table:table-cell>
              <table:table-cell office:value-type="float" office:value="0.196929">
                <text:p>0.196929</text:p>
              </table:table-cell>
              <table:table-cell office:value-type="float" office:value="0.000505785">
                <text:p>0.000505785</text:p>
              </table:table-cell>
              <table:table-cell office:value-type="float" office:value="0.00419697">
                <text:p>0.00419697</text:p>
              </table:table-cell>
              <table:table-cell office:value-type="float" office:value="0.0299846">
                <text:p>0.0299846</text:p>
              </table:table-cell>
              <table:table-cell office:value-type="float" office:value="0.00207233">
                <text:p>0.002072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288cm" svg:height="16.567cm" xlink:href=".." xlink:type="simple" chart:class="chart:bar" chart:style-name="ch1">
        <chart:legend chart:legend-position="end" svg:x="19.819cm" svg:y="7.237cm" style:legend-expansion="high" chart:style-name="ch2"/>
        <chart:plot-area chart:style-name="ch3" table:cell-range-address="Sheet1.D20:Sheet1.I27" chart:data-source-has-labels="both" svg:x="0.875cm" svg:y="1.459cm" svg:width="18.094cm" svg:height="14.357cm">
          <chartooo:coordinate-region svg:x="1.973cm" svg:y="1.658cm" svg:width="16.996cm" svg:height="12.716cm"/>
          <chart:axis chart:dimension="x" chart:name="primary-x" chart:style-name="ch4" chartooo:axis-type="auto">
            <chartooo:date-scale/>
            <chart:categories table:cell-range-address="Sheet1.D21:Sheet1.E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F21:Sheet1.F27" chart:label-cell-address="Sheet1.F20:Sheet1.F20" chart:class="chart:bar">
            <chart:data-point chart:repeated="7"/>
          </chart:series>
          <chart:series chart:style-name="ch8" chart:values-cell-range-address="Sheet1.G21:Sheet1.G27" chart:label-cell-address="Sheet1.G20:Sheet1.G20" chart:class="chart:bar">
            <chart:data-point chart:repeated="7"/>
          </chart:series>
          <chart:series chart:style-name="ch9" chart:values-cell-range-address="Sheet1.H21:Sheet1.H27" chart:label-cell-address="Sheet1.H20:Sheet1.H20" chart:class="chart:bar">
            <chart:data-point chart:repeated="7"/>
          </chart:series>
          <chart:series chart:style-name="ch10" chart:values-cell-range-address="Sheet1.I21:Sheet1.I27" chart:label-cell-address="Sheet1.I20:Sheet1.I20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F20:Sheet1.F20</svg:desc>
                </draw:g>
              </table:table-cell>
              <table:table-cell office:value-type="string">
                <text:p>0.5</text:p>
                <draw:g>
                  <svg:desc>Sheet1.G20:Sheet1.G20</svg:desc>
                </draw:g>
              </table:table-cell>
              <table:table-cell office:value-type="string">
                <text:p>0</text:p>
                <draw:g>
                  <svg:desc>Sheet1.H20:Sheet1.H20</svg:desc>
                </draw:g>
              </table:table-cell>
              <table:table-cell office:value-type="string">
                <text:p>SVD</text:p>
                <draw:g>
                  <svg:desc>Sheet1.I20:Sheet1.I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lose FEATURE STRUCTURE</text:p>
                <text:list>
                  <text:list-item>
                    <text:p>close</text:p>
                  </text:list-item>
                  <text:list-item>
                    <text:p>FEATURE STRUCTURE</text:p>
                  </text:list-item>
                </text:list>
                <draw:g>
                  <svg:desc>Sheet1.D21:Sheet1.E27</svg:desc>
                </draw:g>
              </table:table-cell>
              <table:table-cell office:value-type="float" office:value="0.00671083">
                <text:p>0.00671083</text:p>
                <draw:g>
                  <svg:desc>Sheet1.F21:Sheet1.F27</svg:desc>
                </draw:g>
              </table:table-cell>
              <table:table-cell office:value-type="float" office:value="0.00671041">
                <text:p>0.00671041</text:p>
                <draw:g>
                  <svg:desc>Sheet1.G21:Sheet1.G27</svg:desc>
                </draw:g>
              </table:table-cell>
              <table:table-cell office:value-type="float" office:value="0.0068161">
                <text:p>0.0068161</text:p>
                <draw:g>
                  <svg:desc>Sheet1.H21:Sheet1.H27</svg:desc>
                </draw:g>
              </table:table-cell>
              <table:table-cell office:value-type="float" office:value="0.00659943">
                <text:p>0.00659943</text:p>
                <draw:g>
                  <svg:desc>Sheet1.I21:Sheet1.I27</svg:desc>
                </draw:g>
              </table:table-cell>
            </table:table-row>
            <table:table-row>
              <table:table-cell office:value-type="string">
                <text:p>close FEATURE NO STRUCT</text:p>
                <text:list>
                  <text:list-item>
                    <text:p>close</text:p>
                  </text:list-item>
                  <text:list-item>
                    <text:p>FEATURE NO STRUCT</text:p>
                  </text:list-item>
                </text:list>
              </table:table-cell>
              <table:table-cell office:value-type="float" office:value="0.000273793">
                <text:p>0.000273793</text:p>
              </table:table-cell>
              <table:table-cell office:value-type="float" office:value="0.00027378">
                <text:p>0.00027378</text:p>
              </table:table-cell>
              <table:table-cell office:value-type="float" office:value="0.000289591">
                <text:p>0.000289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lose NO FEATURE STRUCTURE</text:p>
                <text:list>
                  <text:list-item>
                    <text:p>close</text:p>
                  </text:list-item>
                  <text:list-item>
                    <text:p>NO FEATURE STRUCTURE</text:p>
                  </text:list-item>
                </text:list>
              </table:table-cell>
              <table:table-cell office:value-type="float" office:value="0.00058333">
                <text:p>0.00058333</text:p>
              </table:table-cell>
              <table:table-cell office:value-type="float" office:value="0.000583485">
                <text:p>0.000583485</text:p>
              </table:table-cell>
              <table:table-cell office:value-type="float" office:value="0.000558559">
                <text:p>0.000558559</text:p>
              </table:table-cell>
              <table:table-cell office:value-type="float" office:value="0.000446156">
                <text:p>0.000446156</text:p>
              </table:table-cell>
            </table:table-row>
            <table:table-row>
              <table:table-cell office:value-type="string">
                <text:p>close NO FEATURE NO STRUCT</text:p>
                <text:list>
                  <text:list-item>
                    <text:p>close</text:p>
                  </text:list-item>
                  <text:list-item>
                    <text:p>NO FEATURE NO STRUCT</text:p>
                  </text:list-item>
                </text:list>
              </table:table-cell>
              <table:table-cell office:value-type="float" office:value="0.00281736">
                <text:p>0.00281736</text:p>
              </table:table-cell>
              <table:table-cell office:value-type="float" office:value="0.00282485">
                <text:p>0.00282485</text:p>
              </table:table-cell>
              <table:table-cell office:value-type="float" office:value="0.000595015">
                <text:p>0.000595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lose &lt;1m</text:p>
                <text:list>
                  <text:list-item>
                    <text:p>close</text:p>
                  </text:list-item>
                  <text:list-item>
                    <text:p>&lt;1m</text:p>
                  </text:list-item>
                </text:list>
              </table:table-cell>
              <table:table-cell office:value-type="float" office:value="0.000126281">
                <text:p>0.000126281</text:p>
              </table:table-cell>
              <table:table-cell office:value-type="float" office:value="0.000126397">
                <text:p>0.000126397</text:p>
              </table:table-cell>
              <table:table-cell office:value-type="float" office:value="0.000116531">
                <text:p>0.000116531</text:p>
              </table:table-cell>
              <table:table-cell office:value-type="float" office:value="0.000110496">
                <text:p>0.000110496</text:p>
              </table:table-cell>
            </table:table-row>
            <table:table-row>
              <table:table-cell office:value-type="string">
                <text:p>close ~2m</text:p>
                <text:list>
                  <text:list-item>
                    <text:p>close</text:p>
                  </text:list-item>
                  <text:list-item>
                    <text:p>~2m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lose ~3m</text:p>
                <text:list>
                  <text:list-item>
                    <text:p>close</text:p>
                  </text:list-item>
                  <text:list-item>
                    <text:p>~3m</text:p>
                  </text:list-item>
                </text:list>
              </table:table-cell>
              <table:table-cell office:value-type="float" office:value="0.000379692">
                <text:p>0.000379692</text:p>
              </table:table-cell>
              <table:table-cell office:value-type="float" office:value="0.000379894">
                <text:p>0.000379894</text:p>
              </table:table-cell>
              <table:table-cell office:value-type="float" office:value="0.000411284">
                <text:p>0.000411284</text:p>
              </table:table-cell>
              <table:table-cell office:value-type="float" office:value="0.00035355">
                <text:p>0.000353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694cm" svg:height="17.015cm" xlink:href=".." xlink:type="simple" chart:class="chart:bar" chart:style-name="ch1">
        <chart:legend chart:legend-position="end" svg:x="21.225cm" svg:y="7.461cm" style:legend-expansion="high" chart:style-name="ch2"/>
        <chart:plot-area chart:style-name="ch3" table:cell-range-address="Sheet1.D28:Sheet1.I35" chart:data-source-has-labels="both" svg:x="0.903cm" svg:y="1.495cm" svg:width="19.416cm" svg:height="14.76cm">
          <chartooo:coordinate-region svg:x="1.815cm" svg:y="1.695cm" svg:width="18.504cm" svg:height="13.118cm"/>
          <chart:axis chart:dimension="x" chart:name="primary-x" chart:style-name="ch4" chartooo:axis-type="auto">
            <chartooo:date-scale/>
            <chart:categories table:cell-range-address="Sheet1.D29:Sheet1.E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F29:Sheet1.F35" chart:label-cell-address="Sheet1.F28:Sheet1.F28" chart:class="chart:bar">
            <chart:data-point chart:repeated="7"/>
          </chart:series>
          <chart:series chart:style-name="ch8" chart:values-cell-range-address="Sheet1.G29:Sheet1.G35" chart:label-cell-address="Sheet1.G28:Sheet1.G28" chart:class="chart:bar">
            <chart:data-point chart:repeated="7"/>
          </chart:series>
          <chart:series chart:style-name="ch9" chart:values-cell-range-address="Sheet1.H29:Sheet1.H35" chart:label-cell-address="Sheet1.H28:Sheet1.H28" chart:class="chart:bar">
            <chart:data-point chart:repeated="7"/>
          </chart:series>
          <chart:series chart:style-name="ch10" chart:values-cell-range-address="Sheet1.I29:Sheet1.I35" chart:label-cell-address="Sheet1.I28:Sheet1.I28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F28:Sheet1.F28</svg:desc>
                </draw:g>
              </table:table-cell>
              <table:table-cell office:value-type="string">
                <text:p>0.5</text:p>
                <draw:g>
                  <svg:desc>Sheet1.G28:Sheet1.G28</svg:desc>
                </draw:g>
              </table:table-cell>
              <table:table-cell office:value-type="string">
                <text:p>0</text:p>
                <draw:g>
                  <svg:desc>Sheet1.H28:Sheet1.H28</svg:desc>
                </draw:g>
              </table:table-cell>
              <table:table-cell office:value-type="string">
                <text:p>SVD</text:p>
                <draw:g>
                  <svg:desc>Sheet1.I28:Sheet1.I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id FEATURE STRUCTURE</text:p>
                <text:list>
                  <text:list-item>
                    <text:p>mid</text:p>
                  </text:list-item>
                  <text:list-item>
                    <text:p>FEATURE STRUCTURE</text:p>
                  </text:list-item>
                </text:list>
                <draw:g>
                  <svg:desc>Sheet1.D29:Sheet1.E35</svg:desc>
                </draw:g>
              </table:table-cell>
              <table:table-cell office:value-type="float" office:value="0.0101043">
                <text:p>0.0101043</text:p>
                <draw:g>
                  <svg:desc>Sheet1.F29:Sheet1.F35</svg:desc>
                </draw:g>
              </table:table-cell>
              <table:table-cell office:value-type="float" office:value="0.0101037">
                <text:p>0.0101037</text:p>
                <draw:g>
                  <svg:desc>Sheet1.G29:Sheet1.G35</svg:desc>
                </draw:g>
              </table:table-cell>
              <table:table-cell office:value-type="float" office:value="0.00892701">
                <text:p>0.00892701</text:p>
                <draw:g>
                  <svg:desc>Sheet1.H29:Sheet1.H35</svg:desc>
                </draw:g>
              </table:table-cell>
              <table:table-cell office:value-type="float" office:value="0.00659943">
                <text:p>0.00659943</text:p>
                <draw:g>
                  <svg:desc>Sheet1.I29:Sheet1.I35</svg:desc>
                </draw:g>
              </table:table-cell>
            </table:table-row>
            <table:table-row>
              <table:table-cell office:value-type="string">
                <text:p>mid FEATURE NO STRUCT</text:p>
                <text:list>
                  <text:list-item>
                    <text:p>mid</text:p>
                  </text:list-item>
                  <text:list-item>
                    <text:p>FEATURE NO STRUCT</text:p>
                  </text:list-item>
                </text:list>
              </table:table-cell>
              <table:table-cell office:value-type="float" office:value="0.0708961">
                <text:p>0.0708961</text:p>
              </table:table-cell>
              <table:table-cell office:value-type="float" office:value="0.0708973">
                <text:p>0.0708973</text:p>
              </table:table-cell>
              <table:table-cell office:value-type="float" office:value="0.122084">
                <text:p>0.1220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id NO FEATURE STRUCTURE</text:p>
                <text:list>
                  <text:list-item>
                    <text:p>mid</text:p>
                  </text:list-item>
                  <text:list-item>
                    <text:p>NO FEATURE STRUCTURE</text:p>
                  </text:list-item>
                </text:list>
              </table:table-cell>
              <table:table-cell office:value-type="float" office:value="0.0198994">
                <text:p>0.0198994</text:p>
              </table:table-cell>
              <table:table-cell office:value-type="float" office:value="0.0198973">
                <text:p>0.0198973</text:p>
              </table:table-cell>
              <table:table-cell office:value-type="float" office:value="0.0201728">
                <text:p>0.0201728</text:p>
              </table:table-cell>
              <table:table-cell office:value-type="float" office:value="0.000446156">
                <text:p>0.000446156</text:p>
              </table:table-cell>
            </table:table-row>
            <table:table-row>
              <table:table-cell office:value-type="string">
                <text:p>mid NO FEATURE NO STRUCT</text:p>
                <text:list>
                  <text:list-item>
                    <text:p>mid</text:p>
                  </text:list-item>
                  <text:list-item>
                    <text:p>NO FEATURE NO STRUCT</text:p>
                  </text:list-item>
                </text:list>
              </table:table-cell>
              <table:table-cell office:value-type="float" office:value="0.0123538">
                <text:p>0.0123538</text:p>
              </table:table-cell>
              <table:table-cell office:value-type="float" office:value="0.0114718">
                <text:p>0.0114718</text:p>
              </table:table-cell>
              <table:table-cell office:value-type="float" office:value="0.0027976">
                <text:p>0.0027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id &lt;1m</text:p>
                <text:list>
                  <text:list-item>
                    <text:p>mid</text:p>
                  </text:list-item>
                  <text:list-item>
                    <text:p>&lt;1m</text:p>
                  </text:list-item>
                </text:list>
              </table:table-cell>
              <table:table-cell office:value-type="float" office:value="0.00584741">
                <text:p>0.00584741</text:p>
              </table:table-cell>
              <table:table-cell office:value-type="float" office:value="0.00584836">
                <text:p>0.00584836</text:p>
              </table:table-cell>
              <table:table-cell office:value-type="float" office:value="0.00583263">
                <text:p>0.00583263</text:p>
              </table:table-cell>
              <table:table-cell office:value-type="float" office:value="0.000110496">
                <text:p>0.000110496</text:p>
              </table:table-cell>
            </table:table-row>
            <table:table-row>
              <table:table-cell office:value-type="string">
                <text:p>mid ~2m</text:p>
                <text:list>
                  <text:list-item>
                    <text:p>mid</text:p>
                  </text:list-item>
                  <text:list-item>
                    <text:p>~2m</text:p>
                  </text:list-item>
                </text:list>
              </table:table-cell>
              <table:table-cell office:value-type="float" office:value="0.00129611">
                <text:p>0.00129611</text:p>
              </table:table-cell>
              <table:table-cell office:value-type="float" office:value="0.00129611">
                <text:p>0.00129611</text:p>
              </table:table-cell>
              <table:table-cell office:value-type="float" office:value="0.00126034">
                <text:p>0.00126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id ~3m</text:p>
                <text:list>
                  <text:list-item>
                    <text:p>mid</text:p>
                  </text:list-item>
                  <text:list-item>
                    <text:p>~3m</text:p>
                  </text:list-item>
                </text:list>
              </table:table-cell>
              <table:table-cell office:value-type="float" office:value="0.0337208">
                <text:p>0.0337208</text:p>
              </table:table-cell>
              <table:table-cell office:value-type="float" office:value="0.0337265">
                <text:p>0.0337265</text:p>
              </table:table-cell>
              <table:table-cell office:value-type="float" office:value="0.0344942">
                <text:p>0.0344942</text:p>
              </table:table-cell>
              <table:table-cell office:value-type="float" office:value="0.00035355">
                <text:p>0.000353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868cm" svg:height="16.83cm" xlink:href=".." xlink:type="simple" chart:class="chart:bar" chart:style-name="ch1">
        <chart:legend chart:legend-position="end" svg:x="23.399cm" svg:y="7.369cm" style:legend-expansion="high" chart:style-name="ch2"/>
        <chart:plot-area chart:style-name="ch3" table:cell-range-address="Sheet1.D36:Sheet1.I43" chart:data-source-has-labels="both" svg:x="0.947cm" svg:y="1.479cm" svg:width="21.458cm" svg:height="14.595cm">
          <chartooo:coordinate-region svg:x="1.859cm" svg:y="1.678cm" svg:width="20.546cm" svg:height="12.954cm"/>
          <chart:axis chart:dimension="x" chart:name="primary-x" chart:style-name="ch4" chartooo:axis-type="auto">
            <chartooo:date-scale/>
            <chart:categories table:cell-range-address="Sheet1.D37:Sheet1.E4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F37:Sheet1.F43" chart:label-cell-address="Sheet1.F36:Sheet1.F36" chart:class="chart:bar">
            <chart:data-point chart:repeated="7"/>
          </chart:series>
          <chart:series chart:style-name="ch8" chart:values-cell-range-address="Sheet1.G37:Sheet1.G43" chart:label-cell-address="Sheet1.G36:Sheet1.G36" chart:class="chart:bar">
            <chart:data-point chart:repeated="7"/>
          </chart:series>
          <chart:series chart:style-name="ch9" chart:values-cell-range-address="Sheet1.H37:Sheet1.H43" chart:label-cell-address="Sheet1.H36:Sheet1.H36" chart:class="chart:bar">
            <chart:data-point chart:repeated="7"/>
          </chart:series>
          <chart:series chart:style-name="ch10" chart:values-cell-range-address="Sheet1.I37:Sheet1.I43" chart:label-cell-address="Sheet1.I36:Sheet1.I36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F36:Sheet1.F36</svg:desc>
                </draw:g>
              </table:table-cell>
              <table:table-cell office:value-type="string">
                <text:p>0.5</text:p>
                <draw:g>
                  <svg:desc>Sheet1.G36:Sheet1.G36</svg:desc>
                </draw:g>
              </table:table-cell>
              <table:table-cell office:value-type="string">
                <text:p>0</text:p>
                <draw:g>
                  <svg:desc>Sheet1.H36:Sheet1.H36</svg:desc>
                </draw:g>
              </table:table-cell>
              <table:table-cell office:value-type="string">
                <text:p>SVD</text:p>
                <draw:g>
                  <svg:desc>Sheet1.I36:Sheet1.I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ar FEATURE STRUCTURE</text:p>
                <text:list>
                  <text:list-item>
                    <text:p>far</text:p>
                  </text:list-item>
                  <text:list-item>
                    <text:p>FEATURE STRUCTURE</text:p>
                  </text:list-item>
                </text:list>
                <draw:g>
                  <svg:desc>Sheet1.D37:Sheet1.E43</svg:desc>
                </draw:g>
              </table:table-cell>
              <table:table-cell office:value-type="float" office:value="0.00459792">
                <text:p>0.00459792</text:p>
                <draw:g>
                  <svg:desc>Sheet1.F37:Sheet1.F43</svg:desc>
                </draw:g>
              </table:table-cell>
              <table:table-cell office:value-type="float" office:value="0.00459792">
                <text:p>0.00459792</text:p>
                <draw:g>
                  <svg:desc>Sheet1.G37:Sheet1.G43</svg:desc>
                </draw:g>
              </table:table-cell>
              <table:table-cell office:value-type="float" office:value="0.00322542">
                <text:p>0.00322542</text:p>
                <draw:g>
                  <svg:desc>Sheet1.H37:Sheet1.H43</svg:desc>
                </draw:g>
              </table:table-cell>
              <table:table-cell office:value-type="float" office:value="0.00321238">
                <text:p>0.00321238</text:p>
                <draw:g>
                  <svg:desc>Sheet1.I37:Sheet1.I43</svg:desc>
                </draw:g>
              </table:table-cell>
            </table:table-row>
            <table:table-row>
              <table:table-cell office:value-type="string">
                <text:p>far FEATURE NO STRUCT</text:p>
                <text:list>
                  <text:list-item>
                    <text:p>far</text:p>
                  </text:list-item>
                  <text:list-item>
                    <text:p>FEATURE NO STRUCT</text:p>
                  </text:list-item>
                </text:list>
              </table:table-cell>
              <table:table-cell office:value-type="float" office:value="0.361568">
                <text:p>0.361568</text:p>
              </table:table-cell>
              <table:table-cell office:value-type="float" office:value="0.361566">
                <text:p>0.361566</text:p>
              </table:table-cell>
              <table:table-cell office:value-type="float" office:value="0.361618">
                <text:p>0.361618</text:p>
              </table:table-cell>
              <table:table-cell office:value-type="float" office:value="0.330448">
                <text:p>0.330448</text:p>
              </table:table-cell>
            </table:table-row>
            <table:table-row>
              <table:table-cell office:value-type="string">
                <text:p>far NO FEATURE STRUCTURE</text:p>
                <text:list>
                  <text:list-item>
                    <text:p>far</text:p>
                  </text:list-item>
                  <text:list-item>
                    <text:p>NO FEATURE STRUCTURE</text:p>
                  </text:list-item>
                </text:list>
              </table:table-cell>
              <table:table-cell office:value-type="float" office:value="0.21304">
                <text:p>0.21304</text:p>
              </table:table-cell>
              <table:table-cell office:value-type="float" office:value="0.213044">
                <text:p>0.213044</text:p>
              </table:table-cell>
              <table:table-cell office:value-type="float" office:value="0.212017">
                <text:p>0.212017</text:p>
              </table:table-cell>
              <table:table-cell office:value-type="float" office:value="0.196929">
                <text:p>0.196929</text:p>
              </table:table-cell>
            </table:table-row>
            <table:table-row>
              <table:table-cell office:value-type="string">
                <text:p>far NO FEATURE NO STRUCT</text:p>
                <text:list>
                  <text:list-item>
                    <text:p>far</text:p>
                  </text:list-item>
                  <text:list-item>
                    <text:p>NO FEATURE NO STRUCT</text:p>
                  </text:list-item>
                </text:list>
              </table:table-cell>
              <table:table-cell office:value-type="float" office:value="0.000887198">
                <text:p>0.000887198</text:p>
              </table:table-cell>
              <table:table-cell office:value-type="float" office:value="0.00121287">
                <text:p>0.00121287</text:p>
              </table:table-cell>
              <table:table-cell office:value-type="float" office:value="0.000843552">
                <text:p>0.000843552</text:p>
              </table:table-cell>
              <table:table-cell office:value-type="float" office:value="0.000505785">
                <text:p>0.000505785</text:p>
              </table:table-cell>
            </table:table-row>
            <table:table-row>
              <table:table-cell office:value-type="string">
                <text:p>far &lt;1m</text:p>
                <text:list>
                  <text:list-item>
                    <text:p>far</text:p>
                  </text:list-item>
                  <text:list-item>
                    <text:p>&lt;1m</text:p>
                  </text:list-item>
                </text:list>
              </table:table-cell>
              <table:table-cell office:value-type="float" office:value="0.00447392">
                <text:p>0.00447392</text:p>
              </table:table-cell>
              <table:table-cell office:value-type="float" office:value="0.00447346">
                <text:p>0.00447346</text:p>
              </table:table-cell>
              <table:table-cell office:value-type="float" office:value="0.00454847">
                <text:p>0.00454847</text:p>
              </table:table-cell>
              <table:table-cell office:value-type="float" office:value="0.00419697">
                <text:p>0.00419697</text:p>
              </table:table-cell>
            </table:table-row>
            <table:table-row>
              <table:table-cell office:value-type="string">
                <text:p>far ~2m</text:p>
                <text:list>
                  <text:list-item>
                    <text:p>far</text:p>
                  </text:list-item>
                  <text:list-item>
                    <text:p>~2m</text:p>
                  </text:list-item>
                </text:list>
              </table:table-cell>
              <table:table-cell office:value-type="float" office:value="0.0301663">
                <text:p>0.0301663</text:p>
              </table:table-cell>
              <table:table-cell office:value-type="float" office:value="0.0301663">
                <text:p>0.0301663</text:p>
              </table:table-cell>
              <table:table-cell office:value-type="float" office:value="0.0303873">
                <text:p>0.0303873</text:p>
              </table:table-cell>
              <table:table-cell office:value-type="float" office:value="0.0299846">
                <text:p>0.0299846</text:p>
              </table:table-cell>
            </table:table-row>
            <table:table-row>
              <table:table-cell office:value-type="string">
                <text:p>far ~3m</text:p>
                <text:list>
                  <text:list-item>
                    <text:p>far</text:p>
                  </text:list-item>
                  <text:list-item>
                    <text:p>~3m</text:p>
                  </text:list-item>
                </text:list>
              </table:table-cell>
              <table:table-cell office:value-type="float" office:value="0.00264331">
                <text:p>0.00264331</text:p>
              </table:table-cell>
              <table:table-cell office:value-type="float" office:value="0.00264319">
                <text:p>0.00264319</text:p>
              </table:table-cell>
              <table:table-cell office:value-type="float" office:value="0.00263407">
                <text:p>0.00263407</text:p>
              </table:table-cell>
              <table:table-cell office:value-type="float" office:value="0.00207233">
                <text:p>0.002072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0.01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468cm" svg:height="19.267cm" xlink:href=".." xlink:type="simple" chart:class="chart:bar" chart:style-name="ch1">
        <chart:legend chart:legend-position="end" svg:x="14.999cm" svg:y="8.587cm" style:legend-expansion="high" chart:style-name="ch2"/>
        <chart:plot-area chart:style-name="ch3" table:cell-range-address="Sheet2.F19:Sheet2.K26" chart:data-source-has-labels="both" svg:x="0.779cm" svg:y="1.675cm" svg:width="13.562cm" svg:height="16.787cm">
          <chartooo:coordinate-region svg:x="1.877cm" svg:y="1.874cm" svg:width="12.464cm" svg:height="11.52cm"/>
          <chart:axis chart:dimension="x" chart:name="primary-x" chart:style-name="ch4" chartooo:axis-type="auto">
            <chartooo:date-scale/>
            <chart:categories table:cell-range-address="Sheet2.F20:Sheet2.G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H20:Sheet2.H26" chart:label-cell-address="Sheet2.H19:Sheet2.H19" chart:class="chart:bar">
            <chart:data-point chart:repeated="7"/>
          </chart:series>
          <chart:series chart:style-name="ch8" chart:values-cell-range-address="Sheet2.I20:Sheet2.I26" chart:label-cell-address="Sheet2.I19:Sheet2.I19" chart:class="chart:bar">
            <chart:data-point chart:repeated="7"/>
          </chart:series>
          <chart:series chart:style-name="ch9" chart:values-cell-range-address="Sheet2.J20:Sheet2.J26" chart:label-cell-address="Sheet2.J19:Sheet2.J19" chart:class="chart:bar">
            <chart:data-point chart:repeated="7"/>
          </chart:series>
          <chart:series chart:style-name="ch10" chart:values-cell-range-address="Sheet2.K20:Sheet2.K26" chart:label-cell-address="Sheet2.K19:Sheet2.K19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2.H19:Sheet2.H19</svg:desc>
                </draw:g>
              </table:table-cell>
              <table:table-cell office:value-type="string">
                <text:p>0.5</text:p>
                <draw:g>
                  <svg:desc>Sheet2.I19:Sheet2.I19</svg:desc>
                </draw:g>
              </table:table-cell>
              <table:table-cell office:value-type="string">
                <text:p>0</text:p>
                <draw:g>
                  <svg:desc>Sheet2.J19:Sheet2.J19</svg:desc>
                </draw:g>
              </table:table-cell>
              <table:table-cell office:value-type="string">
                <text:p>SVD</text:p>
                <draw:g>
                  <svg:desc>Sheet2.K19:Sheet2.K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lose FEATURE STRUCTURE</text:p>
                <text:list>
                  <text:list-item>
                    <text:p>close</text:p>
                  </text:list-item>
                  <text:list-item>
                    <text:p>FEATURE STRUCTURE</text:p>
                  </text:list-item>
                </text:list>
                <draw:g>
                  <svg:desc>Sheet2.F20:Sheet2.G26</svg:desc>
                </draw:g>
              </table:table-cell>
              <table:table-cell office:value-type="float" office:value="0.00340676">
                <text:p>0.00340676</text:p>
                <draw:g>
                  <svg:desc>Sheet2.H20:Sheet2.H26</svg:desc>
                </draw:g>
              </table:table-cell>
              <table:table-cell office:value-type="float" office:value="0.00340629">
                <text:p>0.00340629</text:p>
                <draw:g>
                  <svg:desc>Sheet2.I20:Sheet2.I26</svg:desc>
                </draw:g>
              </table:table-cell>
              <table:table-cell office:value-type="float" office:value="0.00340745">
                <text:p>0.00340745</text:p>
                <draw:g>
                  <svg:desc>Sheet2.J20:Sheet2.J26</svg:desc>
                </draw:g>
              </table:table-cell>
              <table:table-cell office:value-type="float" office:value="0.00326561">
                <text:p>0.00326561</text:p>
                <draw:g>
                  <svg:desc>Sheet2.K20:Sheet2.K26</svg:desc>
                </draw:g>
              </table:table-cell>
            </table:table-row>
            <table:table-row>
              <table:table-cell office:value-type="string">
                <text:p>close FEATURE NO STRUCT</text:p>
                <text:list>
                  <text:list-item>
                    <text:p>close</text:p>
                  </text:list-item>
                  <text:list-item>
                    <text:p>FEATURE NO STRUCT</text:p>
                  </text:list-item>
                </text:list>
              </table:table-cell>
              <table:table-cell office:value-type="float" office:value="0.000273793">
                <text:p>0.000273793</text:p>
              </table:table-cell>
              <table:table-cell office:value-type="float" office:value="0.00027378">
                <text:p>0.00027378</text:p>
              </table:table-cell>
              <table:table-cell office:value-type="float" office:value="0.000289591">
                <text:p>0.000289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lose NO FEATURE STRUCTURE</text:p>
                <text:list>
                  <text:list-item>
                    <text:p>close</text:p>
                  </text:list-item>
                  <text:list-item>
                    <text:p>NO FEATURE STRUCTURE</text:p>
                  </text:list-item>
                </text:list>
              </table:table-cell>
              <table:table-cell office:value-type="float" office:value="0.00058333">
                <text:p>0.00058333</text:p>
              </table:table-cell>
              <table:table-cell office:value-type="float" office:value="0.000583485">
                <text:p>0.000583485</text:p>
              </table:table-cell>
              <table:table-cell office:value-type="float" office:value="0.000558559">
                <text:p>0.000558559</text:p>
              </table:table-cell>
              <table:table-cell office:value-type="float" office:value="0.000446156">
                <text:p>0.000446156</text:p>
              </table:table-cell>
            </table:table-row>
            <table:table-row>
              <table:table-cell office:value-type="string">
                <text:p>close NO FEATURE NO STRUCT</text:p>
                <text:list>
                  <text:list-item>
                    <text:p>close</text:p>
                  </text:list-item>
                  <text:list-item>
                    <text:p>NO FEATURE NO STRUCT</text:p>
                  </text:list-item>
                </text:list>
              </table:table-cell>
              <table:table-cell office:value-type="float" office:value="0.00281736">
                <text:p>0.00281736</text:p>
              </table:table-cell>
              <table:table-cell office:value-type="float" office:value="0.00282485">
                <text:p>0.00282485</text:p>
              </table:table-cell>
              <table:table-cell office:value-type="float" office:value="0.000595015">
                <text:p>0.000595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lose &lt;1m</text:p>
                <text:list>
                  <text:list-item>
                    <text:p>close</text:p>
                  </text:list-item>
                  <text:list-item>
                    <text:p>&lt;1m</text:p>
                  </text:list-item>
                </text:list>
              </table:table-cell>
              <table:table-cell office:value-type="float" office:value="0.000126281">
                <text:p>0.000126281</text:p>
              </table:table-cell>
              <table:table-cell office:value-type="float" office:value="0.000126397">
                <text:p>0.000126397</text:p>
              </table:table-cell>
              <table:table-cell office:value-type="float" office:value="0.000116531">
                <text:p>0.000116531</text:p>
              </table:table-cell>
              <table:table-cell office:value-type="float" office:value="0.000110496">
                <text:p>0.000110496</text:p>
              </table:table-cell>
            </table:table-row>
            <table:table-row>
              <table:table-cell office:value-type="string">
                <text:p>close ~2m</text:p>
                <text:list>
                  <text:list-item>
                    <text:p>close</text:p>
                  </text:list-item>
                  <text:list-item>
                    <text:p>~2m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lose ~3m</text:p>
                <text:list>
                  <text:list-item>
                    <text:p>close</text:p>
                  </text:list-item>
                  <text:list-item>
                    <text:p>~3m</text:p>
                  </text:list-item>
                </text:list>
              </table:table-cell>
              <table:table-cell office:value-type="float" office:value="0.000341234">
                <text:p>0.000341234</text:p>
              </table:table-cell>
              <table:table-cell office:value-type="float" office:value="0.000341424">
                <text:p>0.000341424</text:p>
              </table:table-cell>
              <table:table-cell office:value-type="float" office:value="0.000369921">
                <text:p>0.000369921</text:p>
              </table:table-cell>
              <table:table-cell office:value-type="float" office:value="0.000319759">
                <text:p>0.00031975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19.107cm" xlink:href=".." xlink:type="simple" chart:class="chart:bar" chart:style-name="ch1">
        <chart:legend chart:legend-position="end" svg:x="14.531cm" svg:y="8.507cm" style:legend-expansion="high" chart:style-name="ch2"/>
        <chart:plot-area chart:style-name="ch3" table:cell-range-address="Sheet2.F27:Sheet2.K34" chart:data-source-has-labels="both" svg:x="0.77cm" svg:y="1.663cm" svg:width="13.121cm" svg:height="16.642cm">
          <chartooo:coordinate-region svg:x="1.868cm" svg:y="1.862cm" svg:width="12.023cm" svg:height="11.375cm"/>
          <chart:axis chart:dimension="x" chart:name="primary-x" chart:style-name="ch4" chartooo:axis-type="auto">
            <chartooo:date-scale/>
            <chart:categories table:cell-range-address="Sheet2.F28:Sheet2.G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H28:Sheet2.H34" chart:label-cell-address="Sheet2.H27:Sheet2.H27" chart:class="chart:bar">
            <chart:data-point chart:repeated="7"/>
          </chart:series>
          <chart:series chart:style-name="ch8" chart:values-cell-range-address="Sheet2.I28:Sheet2.I34" chart:label-cell-address="Sheet2.I27:Sheet2.I27" chart:class="chart:bar">
            <chart:data-point chart:repeated="7"/>
          </chart:series>
          <chart:series chart:style-name="ch9" chart:values-cell-range-address="Sheet2.J28:Sheet2.J34" chart:label-cell-address="Sheet2.J27:Sheet2.J27" chart:class="chart:bar">
            <chart:data-point chart:repeated="7"/>
          </chart:series>
          <chart:series chart:style-name="ch10" chart:values-cell-range-address="Sheet2.K28:Sheet2.K34" chart:label-cell-address="Sheet2.K27:Sheet2.K27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2.H27:Sheet2.H27</svg:desc>
                </draw:g>
              </table:table-cell>
              <table:table-cell office:value-type="string">
                <text:p>0.5</text:p>
                <draw:g>
                  <svg:desc>Sheet2.I27:Sheet2.I27</svg:desc>
                </draw:g>
              </table:table-cell>
              <table:table-cell office:value-type="string">
                <text:p>0</text:p>
                <draw:g>
                  <svg:desc>Sheet2.J27:Sheet2.J27</svg:desc>
                </draw:g>
              </table:table-cell>
              <table:table-cell office:value-type="string">
                <text:p>SVD</text:p>
                <draw:g>
                  <svg:desc>Sheet2.K27:Sheet2.K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id FEATURE STRUCTURE</text:p>
                <text:list>
                  <text:list-item>
                    <text:p>mid</text:p>
                  </text:list-item>
                  <text:list-item>
                    <text:p>FEATURE STRUCTURE</text:p>
                  </text:list-item>
                </text:list>
                <draw:g>
                  <svg:desc>Sheet2.F28:Sheet2.G34</svg:desc>
                </draw:g>
              </table:table-cell>
              <table:table-cell office:value-type="float" office:value="0.00499105">
                <text:p>0.00499105</text:p>
                <draw:g>
                  <svg:desc>Sheet2.H28:Sheet2.H34</svg:desc>
                </draw:g>
              </table:table-cell>
              <table:table-cell office:value-type="float" office:value="0.00499198">
                <text:p>0.00499198</text:p>
                <draw:g>
                  <svg:desc>Sheet2.I28:Sheet2.I34</svg:desc>
                </draw:g>
              </table:table-cell>
              <table:table-cell office:value-type="float" office:value="0.00487312">
                <text:p>0.00487312</text:p>
                <draw:g>
                  <svg:desc>Sheet2.J28:Sheet2.J34</svg:desc>
                </draw:g>
              </table:table-cell>
              <table:table-cell office:value-type="float" office:value="0.00485816">
                <text:p>0.00485816</text:p>
                <draw:g>
                  <svg:desc>Sheet2.K28:Sheet2.K34</svg:desc>
                </draw:g>
              </table:table-cell>
            </table:table-row>
            <table:table-row>
              <table:table-cell office:value-type="string">
                <text:p>mid FEATURE NO STRUCT</text:p>
                <text:list>
                  <text:list-item>
                    <text:p>mid</text:p>
                  </text:list-item>
                  <text:list-item>
                    <text:p>FEATURE NO STRUCT</text:p>
                  </text:list-item>
                </text:list>
              </table:table-cell>
              <table:table-cell office:value-type="float" office:value="0.00358478">
                <text:p>0.00358478</text:p>
              </table:table-cell>
              <table:table-cell office:value-type="float" office:value="0.00358471">
                <text:p>0.00358471</text:p>
              </table:table-cell>
              <table:table-cell office:value-type="float" office:value="0.00434329">
                <text:p>0.00434329</text:p>
              </table:table-cell>
              <table:table-cell office:value-type="float" office:value="0.00294872">
                <text:p>0.00294872</text:p>
              </table:table-cell>
            </table:table-row>
            <table:table-row>
              <table:table-cell office:value-type="string">
                <text:p>mid NO FEATURE STRUCTURE</text:p>
                <text:list>
                  <text:list-item>
                    <text:p>mid</text:p>
                  </text:list-item>
                  <text:list-item>
                    <text:p>NO FEATURE STRUCTURE</text:p>
                  </text:list-item>
                </text:list>
              </table:table-cell>
              <table:table-cell office:value-type="float" office:value="0.0034966">
                <text:p>0.0034966</text:p>
              </table:table-cell>
              <table:table-cell office:value-type="float" office:value="0.00349645">
                <text:p>0.00349645</text:p>
              </table:table-cell>
              <table:table-cell office:value-type="float" office:value="0.00349928">
                <text:p>0.00349928</text:p>
              </table:table-cell>
              <table:table-cell office:value-type="float" office:value="0.00346227">
                <text:p>0.00346227</text:p>
              </table:table-cell>
            </table:table-row>
            <table:table-row>
              <table:table-cell office:value-type="string">
                <text:p>mid NO FEATURE NO STRUCT</text:p>
                <text:list>
                  <text:list-item>
                    <text:p>mid</text:p>
                  </text:list-item>
                  <text:list-item>
                    <text:p>NO FEATURE NO STRUCT</text:p>
                  </text:list-item>
                </text:list>
              </table:table-cell>
              <table:table-cell office:value-type="float" office:value="0.00927495">
                <text:p>0.00927495</text:p>
              </table:table-cell>
              <table:table-cell office:value-type="float" office:value="0.00951475">
                <text:p>0.00951475</text:p>
              </table:table-cell>
              <table:table-cell office:value-type="float" office:value="0.00116611">
                <text:p>0.00116611</text:p>
              </table:table-cell>
              <table:table-cell office:value-type="float" office:value="0.000109379">
                <text:p>0.000109379</text:p>
              </table:table-cell>
            </table:table-row>
            <table:table-row>
              <table:table-cell office:value-type="string">
                <text:p>mid &lt;1m</text:p>
                <text:list>
                  <text:list-item>
                    <text:p>mid</text:p>
                  </text:list-item>
                  <text:list-item>
                    <text:p>&lt;1m</text:p>
                  </text:list-item>
                </text:list>
              </table:table-cell>
              <table:table-cell office:value-type="float" office:value="0.000462558">
                <text:p>0.000462558</text:p>
              </table:table-cell>
              <table:table-cell office:value-type="float" office:value="0.000462747">
                <text:p>0.000462747</text:p>
              </table:table-cell>
              <table:table-cell office:value-type="float" office:value="0.000445923">
                <text:p>0.000445923</text:p>
              </table:table-cell>
              <table:table-cell office:value-type="float" office:value="0.000405921">
                <text:p>0.000405921</text:p>
              </table:table-cell>
            </table:table-row>
            <table:table-row>
              <table:table-cell office:value-type="string">
                <text:p>mid ~2m</text:p>
                <text:list>
                  <text:list-item>
                    <text:p>mid</text:p>
                  </text:list-item>
                  <text:list-item>
                    <text:p>~2m</text:p>
                  </text:list-item>
                </text:list>
              </table:table-cell>
              <table:table-cell office:value-type="float" office:value="0.00114614">
                <text:p>0.00114614</text:p>
              </table:table-cell>
              <table:table-cell office:value-type="float" office:value="0.00114614">
                <text:p>0.00114614</text:p>
              </table:table-cell>
              <table:table-cell office:value-type="float" office:value="0.00111345">
                <text:p>0.00111345</text:p>
              </table:table-cell>
              <table:table-cell office:value-type="float" office:value="0.00109534">
                <text:p>0.00109534</text:p>
              </table:table-cell>
            </table:table-row>
            <table:table-row>
              <table:table-cell office:value-type="string">
                <text:p>mid ~3m</text:p>
                <text:list>
                  <text:list-item>
                    <text:p>mid</text:p>
                  </text:list-item>
                  <text:list-item>
                    <text:p>~3m</text:p>
                  </text:list-item>
                </text:list>
              </table:table-cell>
              <table:table-cell office:value-type="float" office:value="0.00156533">
                <text:p>0.00156533</text:p>
              </table:table-cell>
              <table:table-cell office:value-type="float" office:value="0.00156615">
                <text:p>0.00156615</text:p>
              </table:table-cell>
              <table:table-cell office:value-type="float" office:value="0.00152661">
                <text:p>0.00152661</text:p>
              </table:table-cell>
              <table:table-cell office:value-type="float" office:value="0.00150169">
                <text:p>0.0015016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0.0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1cm" svg:height="18.975cm" xlink:href=".." xlink:type="simple" chart:class="chart:bar" chart:style-name="ch1">
        <chart:legend chart:legend-position="end" svg:x="14.532cm" svg:y="8.441cm" style:legend-expansion="high" chart:style-name="ch2"/>
        <chart:plot-area chart:style-name="ch3" table:cell-range-address="Sheet2.F35:Sheet2.K42" chart:data-source-has-labels="both" svg:x="0.77cm" svg:y="1.651cm" svg:width="13.122cm" svg:height="16.525cm">
          <chartooo:coordinate-region svg:x="1.868cm" svg:y="1.85cm" svg:width="12.024cm" svg:height="11.258cm"/>
          <chart:axis chart:dimension="x" chart:name="primary-x" chart:style-name="ch4" chartooo:axis-type="auto">
            <chartooo:date-scale/>
            <chart:categories table:cell-range-address="Sheet2.F36:Sheet2.G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H36:Sheet2.H42" chart:label-cell-address="Sheet2.H35:Sheet2.H35" chart:class="chart:bar">
            <chart:data-point chart:repeated="7"/>
          </chart:series>
          <chart:series chart:style-name="ch8" chart:values-cell-range-address="Sheet2.I36:Sheet2.I42" chart:label-cell-address="Sheet2.I35:Sheet2.I35" chart:class="chart:bar">
            <chart:data-point chart:repeated="7"/>
          </chart:series>
          <chart:series chart:style-name="ch9" chart:values-cell-range-address="Sheet2.J36:Sheet2.J42" chart:label-cell-address="Sheet2.J35:Sheet2.J35" chart:class="chart:bar">
            <chart:data-point chart:repeated="7"/>
          </chart:series>
          <chart:series chart:style-name="ch10" chart:values-cell-range-address="Sheet2.K36:Sheet2.K42" chart:label-cell-address="Sheet2.K35:Sheet2.K35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2.H35:Sheet2.H35</svg:desc>
                </draw:g>
              </table:table-cell>
              <table:table-cell office:value-type="string">
                <text:p>0.5</text:p>
                <draw:g>
                  <svg:desc>Sheet2.I35:Sheet2.I35</svg:desc>
                </draw:g>
              </table:table-cell>
              <table:table-cell office:value-type="string">
                <text:p>0</text:p>
                <draw:g>
                  <svg:desc>Sheet2.J35:Sheet2.J35</svg:desc>
                </draw:g>
              </table:table-cell>
              <table:table-cell office:value-type="string">
                <text:p>SVD</text:p>
                <draw:g>
                  <svg:desc>Sheet2.K35:Sheet2.K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ar FEATURE STRUCTURE</text:p>
                <text:list>
                  <text:list-item>
                    <text:p>far</text:p>
                  </text:list-item>
                  <text:list-item>
                    <text:p>FEATURE STRUCTURE</text:p>
                  </text:list-item>
                </text:list>
                <draw:g>
                  <svg:desc>Sheet2.F36:Sheet2.G42</svg:desc>
                </draw:g>
              </table:table-cell>
              <table:table-cell office:value-type="float" office:value="0.00198167">
                <text:p>0.00198167</text:p>
                <draw:g>
                  <svg:desc>Sheet2.H36:Sheet2.H42</svg:desc>
                </draw:g>
              </table:table-cell>
              <table:table-cell office:value-type="float" office:value="0.00198166">
                <text:p>0.00198166</text:p>
                <draw:g>
                  <svg:desc>Sheet2.I36:Sheet2.I42</svg:desc>
                </draw:g>
              </table:table-cell>
              <table:table-cell office:value-type="float" office:value="0.00161758">
                <text:p>0.00161758</text:p>
                <draw:g>
                  <svg:desc>Sheet2.J36:Sheet2.J42</svg:desc>
                </draw:g>
              </table:table-cell>
              <table:table-cell office:value-type="float" office:value="0.00159551">
                <text:p>0.00159551</text:p>
                <draw:g>
                  <svg:desc>Sheet2.K36:Sheet2.K42</svg:desc>
                </draw:g>
              </table:table-cell>
            </table:table-row>
            <table:table-row>
              <table:table-cell office:value-type="string">
                <text:p>far FEATURE NO STRUCT</text:p>
                <text:list>
                  <text:list-item>
                    <text:p>far</text:p>
                  </text:list-item>
                  <text:list-item>
                    <text:p>FEATURE NO STRUCT</text:p>
                  </text:list-item>
                </text:list>
              </table:table-cell>
              <table:table-cell office:value-type="float" office:value="0.00471867">
                <text:p>0.00471867</text:p>
              </table:table-cell>
              <table:table-cell office:value-type="float" office:value="0.00471844">
                <text:p>0.00471844</text:p>
              </table:table-cell>
              <table:table-cell office:value-type="float" office:value="0.00471423">
                <text:p>0.00471423</text:p>
              </table:table-cell>
              <table:table-cell office:value-type="float" office:value="0.00439386">
                <text:p>0.00439386</text:p>
              </table:table-cell>
            </table:table-row>
            <table:table-row>
              <table:table-cell office:value-type="string">
                <text:p>far NO FEATURE STRUCTURE</text:p>
                <text:list>
                  <text:list-item>
                    <text:p>far</text:p>
                  </text:list-item>
                  <text:list-item>
                    <text:p>NO FEATURE STRUCTURE</text:p>
                  </text:list-item>
                </text:list>
              </table:table-cell>
              <table:table-cell office:value-type="float" office:value="0.00703064">
                <text:p>0.00703064</text:p>
              </table:table-cell>
              <table:table-cell office:value-type="float" office:value="0.00703144">
                <text:p>0.00703144</text:p>
              </table:table-cell>
              <table:table-cell office:value-type="float" office:value="0.00721213">
                <text:p>0.00721213</text:p>
              </table:table-cell>
              <table:table-cell office:value-type="float" office:value="0.00692332">
                <text:p>0.00692332</text:p>
              </table:table-cell>
            </table:table-row>
            <table:table-row>
              <table:table-cell office:value-type="string">
                <text:p>far NO FEATURE NO STRUCT</text:p>
                <text:list>
                  <text:list-item>
                    <text:p>far</text:p>
                  </text:list-item>
                  <text:list-item>
                    <text:p>NO FEATURE NO STRUCT</text:p>
                  </text:list-item>
                </text:list>
              </table:table-cell>
              <table:table-cell office:value-type="float" office:value="0.000646164">
                <text:p>0.000646164</text:p>
              </table:table-cell>
              <table:table-cell office:value-type="float" office:value="0.00121287">
                <text:p>0.00121287</text:p>
              </table:table-cell>
              <table:table-cell office:value-type="float" office:value="0.000405459">
                <text:p>0.000405459</text:p>
              </table:table-cell>
              <table:table-cell office:value-type="float" office:value="0.000169425">
                <text:p>0.000169425</text:p>
              </table:table-cell>
            </table:table-row>
            <table:table-row>
              <table:table-cell office:value-type="string">
                <text:p>far &lt;1m</text:p>
                <text:list>
                  <text:list-item>
                    <text:p>far</text:p>
                  </text:list-item>
                  <text:list-item>
                    <text:p>&lt;1m</text:p>
                  </text:list-item>
                </text:list>
              </table:table-cell>
              <table:table-cell office:value-type="float" office:value="0.00293591">
                <text:p>0.00293591</text:p>
              </table:table-cell>
              <table:table-cell office:value-type="float" office:value="0.00293572">
                <text:p>0.00293572</text:p>
              </table:table-cell>
              <table:table-cell office:value-type="float" office:value="0.00294562">
                <text:p>0.00294562</text:p>
              </table:table-cell>
              <table:table-cell office:value-type="float" office:value="0.00286562">
                <text:p>0.00286562</text:p>
              </table:table-cell>
            </table:table-row>
            <table:table-row>
              <table:table-cell office:value-type="string">
                <text:p>far ~2m</text:p>
                <text:list>
                  <text:list-item>
                    <text:p>far</text:p>
                  </text:list-item>
                  <text:list-item>
                    <text:p>~2m</text:p>
                  </text:list-item>
                </text:list>
              </table:table-cell>
              <table:table-cell office:value-type="float" office:value="0.0032977">
                <text:p>0.0032977</text:p>
              </table:table-cell>
              <table:table-cell office:value-type="float" office:value="0.0032977">
                <text:p>0.0032977</text:p>
              </table:table-cell>
              <table:table-cell office:value-type="float" office:value="0.00329481">
                <text:p>0.00329481</text:p>
              </table:table-cell>
              <table:table-cell office:value-type="float" office:value="0.00330421">
                <text:p>0.00330421</text:p>
              </table:table-cell>
            </table:table-row>
            <table:table-row>
              <table:table-cell office:value-type="string">
                <text:p>far ~3m</text:p>
                <text:list>
                  <text:list-item>
                    <text:p>far</text:p>
                  </text:list-item>
                  <text:list-item>
                    <text:p>~3m</text:p>
                  </text:list-item>
                </text:list>
              </table:table-cell>
              <table:table-cell office:value-type="float" office:value="0.00162485">
                <text:p>0.00162485</text:p>
              </table:table-cell>
              <table:table-cell office:value-type="float" office:value="0.0016247">
                <text:p>0.0016247</text:p>
              </table:table-cell>
              <table:table-cell office:value-type="float" office:value="0.00162017">
                <text:p>0.00162017</text:p>
              </table:table-cell>
              <table:table-cell office:value-type="float" office:value="0.00107785">
                <text:p>0.0010778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